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648cm" fo:min-width="0.398cm"/>
      <style:paragraph-properties style:writing-mode="lr-tb"/>
    </style:style>
    <style:style style:name="gr4" style:family="graphic" style:parent-style-name="standard">
      <style:graphic-properties draw:stroke="none" draw:fill="none" fo:min-height="0.961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951cm"/>
      <style:paragraph-properties style:writing-mode="lr-tb"/>
    </style:style>
    <style:style style:name="gr7" style:family="graphic" style:parent-style-name="standard">
      <style:graphic-properties draw:stroke="none" draw:fill="none" fo:min-height="0.941cm"/>
      <style:paragraph-properties style:writing-mode="lr-tb"/>
    </style:style>
    <style:style style:name="gr8" style:family="graphic" style:parent-style-name="standard">
      <style:graphic-properties draw:stroke="none" draw:fill="none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2.009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cm" fo:min-width="0.3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00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  <style:paragraph-properties style:writing-mode="lr-tb"/>
    </style:style>
    <style:style style:name="gr13" style:family="graphic" style:parent-style-name="standard">
      <style:graphic-properties draw:stroke="none" draw:fill="none" fo:min-height="0.0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style:paragraph-properties fo:margin-top="0.203cm" fo:margin-bottom="0cm" fo:text-align="center" style:writing-mode="lr-tb"/>
    </style:style>
    <style:style style:name="P2" style:family="paragraph">
      <loext:graphic-properties draw:fill-color="#000000"/>
      <style:paragraph-properties fo:margin-top="0.203cm" fo:margin-bottom="0cm"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 style:writing-mode="lr-tb"/>
    </style:style>
    <style:style style:name="P5" style:family="paragraph">
      <loext:graphic-properties draw:fill-color="#000000"/>
      <style:paragraph-properties fo:margin-top="0cm" fo:margin-bottom="0cm"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000000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margin-top="0.203cm" fo:margin-bottom="0cm" fo:text-align="center" style:writing-mode="lr-tb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se 1" draw:style-name="dp1" draw:master-page-name="Default">
        <draw:custom-shape draw:style-name="gr1" draw:text-style-name="P2" xml:id="id1" draw:id="id1" draw:layer="layout" svg:width="1.27cm" svg:height="1.27cm" svg:x="13.7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7cm" svg:y1="4.175cm" svg:x2="8.434cm" svg:y2="4.996cm" draw:start-shape="id1" draw:start-glue-point="6" draw:end-shape="id2" draw:end-glue-point="11" svg:d="M13700 4175l-5266 821" svg:viewBox="0 0 5267 822">
          <text:p/>
        </draw:connector>
        <draw:custom-shape draw:style-name="gr1" draw:text-style-name="P5" xml:id="id2" draw:id="id2" draw:layer="measurelines" svg:width="1.27cm" svg:height="1.27cm" svg:x="7.35cm" svg:y="4.8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cm" svg:y1="4.175cm" svg:x2="20.236cm" svg:y2="4.996cm" draw:start-shape="id1" draw:start-glue-point="10" draw:end-shape="id3" draw:end-glue-point="5" svg:d="M14970 4175l5266 821" svg:viewBox="0 0 5267 822">
          <text:p/>
        </draw:connector>
        <draw:custom-shape draw:style-name="gr3" draw:text-style-name="P7" xml:id="id3" draw:id="id3" draw:layer="measurelines" svg:width="1.27cm" svg:height="1.27cm" svg:x="20.05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cm" svg:y1="5.445cm" svg:x2="17.324cm" svg:y2="6.266cm" draw:start-shape="id3" draw:start-glue-point="6" draw:end-shape="id4" draw:end-glue-point="11" svg:d="M20050 5445l-2726 821" svg:viewBox="0 0 2727 822">
          <text:p/>
        </draw:connector>
        <draw:connector draw:style-name="gr2" draw:text-style-name="P3" draw:layer="measurelines" draw:type="line" svg:x1="21.32cm" svg:y1="5.445cm" svg:x2="24.046cm" svg:y2="6.266cm" draw:start-shape="id3" draw:start-glue-point="10" draw:end-shape="id5" draw:end-glue-point="5" svg:d="M21320 5445l2726 821" svg:viewBox="0 0 2727 822">
          <text:p/>
        </draw:connector>
        <draw:connector draw:style-name="gr2" draw:text-style-name="P3" draw:layer="measurelines" draw:type="line" svg:x1="7.35cm" svg:y1="5.445cm" svg:x2="4.238cm" svg:y2="6.08cm" draw:start-shape="id2" draw:start-glue-point="6" draw:end-shape="id6" draw:end-glue-point="0" svg:d="M7350 5445l-3112 635" svg:viewBox="0 0 3113 636">
          <text:p/>
        </draw:connector>
        <draw:connector draw:style-name="gr2" draw:text-style-name="P3" draw:layer="measurelines" draw:type="line" svg:x1="8.62cm" svg:y1="5.445cm" svg:x2="11.731cm" svg:y2="6.08cm" draw:start-shape="id2" draw:start-glue-point="10" draw:end-shape="id7" draw:end-glue-point="0" svg:d="M8620 5445l3111 635" svg:viewBox="0 0 3112 636">
          <text:p/>
        </draw:connector>
        <draw:frame draw:style-name="gr4" draw:text-style-name="P9" xml:id="id7" draw:id="id7" draw:layer="measurelines" svg:width="1.397cm" svg:height="1.211cm" svg:x="11.033cm" svg:y="6.08cm">
          <draw:text-box>
            <text:p text:style-name="P8"><text:span text:style-name="T1">β</text:span></text:p>
          </draw:text-box>
        </draw:frame>
        <draw:frame draw:style-name="gr5" draw:text-style-name="P9" draw:layer="measurelines" svg:width="2.83cm" svg:height="0.963cm" svg:x="6.397cm" svg:y="3.778cm">
          <draw:text-box>
            <text:p text:style-name="P8"><text:span text:style-name="T1">p_node</text:span></text:p>
          </draw:text-box>
        </draw:frame>
        <draw:frame draw:style-name="gr5" draw:text-style-name="P9" draw:layer="measurelines" svg:width="2.83cm" svg:height="0.963cm" svg:x="19.415cm" svg:y="3.857cm">
          <draw:text-box>
            <text:p text:style-name="P8"><text:span text:style-name="T1">sibling</text:span></text:p>
          </draw:text-box>
        </draw:frame>
        <draw:custom-shape draw:style-name="gr1" draw:text-style-name="P10" xml:id="id4" draw:id="id4" draw:layer="measurelines" svg:width="1.27cm" svg:height="1.27cm" svg:x="16.24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6.24cm" svg:y1="6.715cm" svg:x2="14.398cm" svg:y2="7.35cm" draw:start-shape="id4" draw:start-glue-point="6" draw:end-shape="id8" draw:end-glue-point="0" svg:d="M16240 6715l-1842 635" svg:viewBox="0 0 1843 636">
          <text:p/>
        </draw:connector>
        <draw:connector draw:style-name="gr2" draw:text-style-name="P3" draw:layer="measurelines" draw:type="line" svg:x1="17.51cm" svg:y1="6.715cm" svg:x2="19.478cm" svg:y2="7.35cm" draw:start-shape="id4" draw:start-glue-point="10" draw:end-shape="id9" draw:end-glue-point="0" svg:d="M17510 6715l1968 635" svg:viewBox="0 0 1969 636">
          <text:p/>
        </draw:connector>
        <draw:frame draw:style-name="gr6" draw:text-style-name="P9" xml:id="id9" draw:id="id9" draw:layer="measurelines" svg:width="1.397cm" svg:height="1.201cm" svg:x="18.78cm" svg:y="7.35cm">
          <draw:text-box>
            <text:p text:style-name="P8"><text:span text:style-name="T1">δ</text:span></text:p>
          </draw:text-box>
        </draw:frame>
        <draw:frame draw:style-name="gr7" draw:text-style-name="P9" xml:id="id8" draw:id="id8" draw:layer="measurelines" svg:width="1.397cm" svg:height="1.191cm" svg:x="13.7cm" svg:y="7.35cm">
          <draw:text-box>
            <text:p text:style-name="P8"><text:span text:style-name="T1">γ</text:span></text:p>
          </draw:text-box>
        </draw:frame>
        <draw:custom-shape draw:style-name="gr1" draw:text-style-name="P10" xml:id="id5" draw:id="id5" draw:layer="measurelines" svg:width="1.27cm" svg:height="1.27cm" svg:x="23.86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3.86cm" svg:y1="6.715cm" svg:x2="21.902cm" svg:y2="7.35cm" draw:start-shape="id5" draw:start-glue-point="6" draw:end-shape="id10" draw:end-glue-point="0" svg:d="M23860 6715l-1958 635" svg:viewBox="0 0 1959 636">
          <text:p/>
        </draw:connector>
        <draw:connector draw:style-name="gr2" draw:text-style-name="P3" draw:layer="measurelines" draw:type="line" svg:x1="25.13cm" svg:y1="6.715cm" svg:x2="27.098cm" svg:y2="7.35cm" draw:start-shape="id5" draw:start-glue-point="10" draw:end-shape="id11" draw:end-glue-point="0" svg:d="M25130 6715l1968 635" svg:viewBox="0 0 1969 636">
          <text:p/>
        </draw:connector>
        <draw:frame draw:style-name="gr8" draw:text-style-name="P9" xml:id="id11" draw:id="id11" draw:layer="measurelines" svg:width="1.397cm" svg:height="1.27cm" svg:x="26.4cm" svg:y="7.35cm">
          <draw:text-box>
            <text:p text:style-name="P8"><text:span text:style-name="T1">ζ</text:span></text:p>
          </draw:text-box>
        </draw:frame>
        <draw:frame draw:style-name="gr8" draw:text-style-name="P9" xml:id="id10" draw:id="id10" draw:layer="measurelines" svg:width="1.397cm" svg:height="1.27cm" svg:x="21.204cm" svg:y="7.35cm">
          <draw:text-box>
            <text:p text:style-name="P8"><text:span text:style-name="T1">ε</text:span></text:p>
          </draw:text-box>
        </draw:frame>
        <draw:frame draw:style-name="gr9" draw:text-style-name="P11" draw:layer="measurelines" svg:width="12.383cm" svg:height="1.28cm" svg:x="8.659cm" svg:y="0.99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4.142cm 9.5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2.979cm" svg:y="2.27cm">
          <draw:text-box>
            <text:p text:style-name="P8"><text:span text:style-name="T2">Case 1</text:span></text:p>
          </draw:text-box>
        </draw:frame>
        <draw:frame draw:style-name="gr4" draw:text-style-name="P13" xml:id="id6" draw:id="id6" draw:layer="measurelines" svg:width="1.397cm" svg:height="1.211cm" svg:x="3.54cm" svg:y="6.08cm">
          <draw:text-box>
            <text:p text:style-name="P8"><text:span text:style-name="T3">α</text:span></text:p>
          </draw:text-box>
        </draw:frame>
        <draw:custom-shape draw:style-name="gr1" draw:text-style-name="P2" xml:id="id22" draw:id="id22" draw:layer="measurelines" svg:width="1.27cm" svg:height="1.27cm" svg:x="13.7cm" svg:y="11.15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2" draw:id="id12" draw:layer="measurelines" svg:width="1.27cm" svg:height="1.27cm" svg:x="20.05cm" svg:y="12.42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cm" svg:y1="13.064cm" svg:x2="16.938cm" svg:y2="13.699cm" draw:start-shape="id12" draw:start-glue-point="6" draw:end-shape="id13" draw:end-glue-point="0" svg:d="M20050 13064l-3112 635" svg:viewBox="0 0 3113 636">
          <text:p/>
        </draw:connector>
        <draw:connector draw:style-name="gr2" draw:text-style-name="P3" draw:layer="measurelines" draw:type="line" svg:x1="21.32cm" svg:y1="13.064cm" svg:x2="24.431cm" svg:y2="13.699cm" draw:start-shape="id12" draw:start-glue-point="10" draw:end-shape="id14" draw:end-glue-point="0" svg:d="M21320 13064l3111 635" svg:viewBox="0 0 3112 636">
          <text:p/>
        </draw:connector>
        <draw:frame draw:style-name="gr4" draw:text-style-name="P9" xml:id="id14" draw:id="id14" draw:layer="measurelines" svg:width="1.397cm" svg:height="1.211cm" svg:x="23.733cm" svg:y="13.699cm">
          <draw:text-box>
            <text:p text:style-name="P8"><text:span text:style-name="T1">ζ</text:span></text:p>
          </draw:text-box>
        </draw:frame>
        <draw:frame draw:style-name="gr5" draw:text-style-name="P9" draw:layer="measurelines" svg:width="2.83cm" svg:height="0.963cm" svg:x="2.905cm" svg:y="12.746cm">
          <draw:text-box>
            <text:p text:style-name="P8"><text:span text:style-name="T1">p_node</text:span></text:p>
          </draw:text-box>
        </draw:frame>
        <draw:frame draw:style-name="gr4" draw:text-style-name="P9" xml:id="id13" draw:id="id13" draw:layer="measurelines" svg:width="1.397cm" svg:height="1.211cm" svg:x="16.24cm" svg:y="13.699cm">
          <draw:text-box>
            <text:p text:style-name="P8"><text:span text:style-name="T1">ε</text:span></text:p>
          </draw:text-box>
        </draw:frame>
        <draw:custom-shape draw:style-name="gr3" draw:text-style-name="P7" xml:id="id15" draw:id="id15" draw:layer="measurelines" svg:width="1.27cm" svg:height="1.27cm" svg:x="7.35cm" svg:y="12.43cm">
          <text:p text:style-name="P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7.35cm" svg:y1="13.065cm" svg:x2="4.175cm" svg:y2="13.7cm" draw:start-shape="id15" draw:start-glue-point="6" draw:end-shape="id16" draw:end-glue-point="4" svg:d="M7350 13065l-3175 635" svg:viewBox="0 0 3176 636">
          <text:p/>
        </draw:connector>
        <draw:connector draw:style-name="gr2" draw:text-style-name="P3" draw:layer="measurelines" draw:type="line" svg:x1="8.62cm" svg:y1="13.065cm" svg:x2="11.346cm" svg:y2="13.886cm" draw:start-shape="id15" draw:start-glue-point="10" draw:end-shape="id17" draw:end-glue-point="5" svg:d="M8620 13065l2726 821" svg:viewBox="0 0 2727 822">
          <text:p/>
        </draw:connector>
        <draw:frame draw:style-name="gr5" draw:text-style-name="P9" draw:layer="measurelines" svg:width="4.1cm" svg:height="0.963cm" svg:x="9.89cm" svg:y="12.736cm">
          <draw:text-box>
            <text:p text:style-name="P8"><text:span text:style-name="T1">new sibling</text:span></text:p>
          </draw:text-box>
        </draw:frame>
        <draw:custom-shape draw:style-name="gr1" draw:text-style-name="P10" xml:id="id16" draw:id="id16" draw:layer="measurelines" svg:width="1.27cm" svg:height="1.27cm" svg:x="3.54cm" svg:y="13.7cm">
          <text:p text:style-name="P6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3.54cm" svg:y1="14.335cm" svg:x2="1.698cm" svg:y2="14.97cm" draw:start-shape="id16" draw:start-glue-point="6" draw:end-shape="id18" draw:end-glue-point="0" svg:d="M3540 14335l-1842 635" svg:viewBox="0 0 1843 636">
          <text:p/>
        </draw:connector>
        <draw:connector draw:style-name="gr2" draw:text-style-name="P3" draw:layer="measurelines" draw:type="line" svg:x1="4.81cm" svg:y1="14.335cm" svg:x2="6.778cm" svg:y2="14.97cm" draw:start-shape="id16" draw:start-glue-point="10" draw:end-shape="id19" draw:end-glue-point="0" svg:d="M4810 14335l1968 635" svg:viewBox="0 0 1969 636">
          <text:p/>
        </draw:connector>
        <draw:frame draw:style-name="gr6" draw:text-style-name="P9" xml:id="id19" draw:id="id19" draw:layer="measurelines" svg:width="1.397cm" svg:height="1.201cm" svg:x="6.08cm" svg:y="14.97cm">
          <draw:text-box>
            <text:p text:style-name="P8"><text:span text:style-name="T1">β</text:span></text:p>
          </draw:text-box>
        </draw:frame>
        <draw:frame draw:style-name="gr7" draw:text-style-name="P9" xml:id="id18" draw:id="id18" draw:layer="measurelines" svg:width="1.397cm" svg:height="1.191cm" svg:x="1cm" svg:y="14.97cm">
          <draw:text-box>
            <text:p text:style-name="P8"><text:span text:style-name="T1">α</text:span></text:p>
          </draw:text-box>
        </draw:frame>
        <draw:custom-shape draw:style-name="gr1" draw:text-style-name="P10" xml:id="id17" draw:id="id17" draw:layer="measurelines" svg:width="1.27cm" svg:height="1.27cm" svg:x="11.16cm" svg:y="13.7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1.16cm" svg:y1="14.335cm" svg:x2="9.197cm" svg:y2="14.97cm" draw:start-shape="id17" draw:start-glue-point="6" draw:end-shape="id20" draw:end-glue-point="0" svg:d="M11160 14335l-1963 635" svg:viewBox="0 0 1964 636">
          <text:p/>
        </draw:connector>
        <draw:connector draw:style-name="gr2" draw:text-style-name="P3" draw:layer="measurelines" draw:type="line" svg:x1="12.43cm" svg:y1="14.335cm" svg:x2="14.398cm" svg:y2="14.97cm" draw:start-shape="id17" draw:start-glue-point="10" draw:end-shape="id21" draw:end-glue-point="0" svg:d="M12430 14335l1968 635" svg:viewBox="0 0 1969 636">
          <text:p/>
        </draw:connector>
        <draw:frame draw:style-name="gr8" draw:text-style-name="P9" xml:id="id21" draw:id="id21" draw:layer="measurelines" svg:width="1.397cm" svg:height="1.27cm" svg:x="13.7cm" svg:y="14.97cm">
          <draw:text-box>
            <text:p text:style-name="P8"><text:span text:style-name="T1">δ</text:span></text:p>
          </draw:text-box>
        </draw:frame>
        <draw:frame draw:style-name="gr8" draw:text-style-name="P14" xml:id="id20" draw:id="id20" draw:layer="measurelines" svg:width="1.386cm" svg:height="1.27cm" svg:x="8.504cm" svg:y="14.97cm">
          <draw:text-box>
            <text:p text:style-name="P8"><text:span text:style-name="T1">γ</text:span></text:p>
          </draw:text-box>
        </draw:frame>
        <draw:connector draw:style-name="gr2" draw:text-style-name="P3" draw:layer="measurelines" draw:type="line" svg:x1="13.7cm" svg:y1="11.794cm" svg:x2="8.434cm" svg:y2="12.616cm" draw:start-shape="id22" draw:start-glue-point="6" draw:end-shape="id15" draw:end-glue-point="11" svg:d="M13700 11794l-5266 822" svg:viewBox="0 0 5267 823">
          <text:p/>
        </draw:connector>
        <draw:connector draw:style-name="gr2" draw:text-style-name="P3" draw:layer="measurelines" draw:type="line" svg:x1="14.97cm" svg:y1="11.794cm" svg:x2="20.236cm" svg:y2="12.615cm" draw:end-shape="id12" draw:end-glue-point="5" svg:d="M14970 11794l5266 821" svg:viewBox="0 0 5267 822">
          <text:p/>
        </draw:connector>
      </draw:page>
      <draw:page draw:name="Case 2" draw:style-name="dp1" draw:master-page-name="Default">
        <draw:custom-shape draw:style-name="gr12" draw:text-style-name="P15" xml:id="id23" draw:id="id23" draw:layer="measurelines" svg:width="1.27cm" svg:height="1.27cm" svg:x="13.701cm" svg:y="3.54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3.701cm" svg:y1="4.176cm" svg:x2="8.435cm" svg:y2="4.997cm" draw:start-shape="id23" draw:start-glue-point="6" draw:end-shape="id24" draw:end-glue-point="11" svg:d="M13701 4176l-5266 821" svg:viewBox="0 0 5267 822">
          <text:p/>
        </draw:connector>
        <draw:custom-shape draw:style-name="gr1" draw:text-style-name="P5" xml:id="id24" draw:id="id24" draw:layer="measurelines" svg:width="1.27cm" svg:height="1.27cm" svg:x="7.351cm" svg:y="4.81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1cm" svg:y1="4.176cm" svg:x2="20.237cm" svg:y2="4.997cm" draw:start-shape="id23" draw:start-glue-point="10" draw:end-shape="id25" draw:end-glue-point="5" svg:d="M14971 4176l5266 821" svg:viewBox="0 0 5267 822">
          <text:p/>
        </draw:connector>
        <draw:custom-shape draw:style-name="gr1" draw:text-style-name="P10" xml:id="id25" draw:id="id25" draw:layer="measurelines" svg:width="1.27cm" svg:height="1.27cm" svg:x="20.051cm" svg:y="4.81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1cm" svg:y1="5.446cm" svg:x2="17.325cm" svg:y2="6.267cm" draw:start-shape="id25" draw:start-glue-point="6" draw:end-shape="id26" draw:end-glue-point="11" svg:d="M20051 5446l-2726 821" svg:viewBox="0 0 2727 822">
          <text:p/>
        </draw:connector>
        <draw:connector draw:style-name="gr2" draw:text-style-name="P3" draw:layer="measurelines" draw:type="line" svg:x1="21.321cm" svg:y1="5.446cm" svg:x2="24.047cm" svg:y2="6.267cm" draw:start-shape="id25" draw:start-glue-point="10" draw:end-shape="id27" draw:end-glue-point="5" svg:d="M21321 5446l2726 821" svg:viewBox="0 0 2727 822">
          <text:p/>
        </draw:connector>
        <draw:connector draw:style-name="gr2" draw:text-style-name="P3" draw:layer="measurelines" draw:type="line" svg:x1="7.351cm" svg:y1="5.446cm" svg:x2="4.239cm" svg:y2="6.081cm" draw:start-shape="id24" draw:start-glue-point="6" draw:end-shape="id28" draw:end-glue-point="0" svg:d="M7351 5446l-3112 635" svg:viewBox="0 0 3113 636">
          <text:p/>
        </draw:connector>
        <draw:connector draw:style-name="gr2" draw:text-style-name="P3" draw:layer="measurelines" draw:type="line" svg:x1="8.621cm" svg:y1="5.446cm" svg:x2="11.732cm" svg:y2="6.081cm" draw:start-shape="id24" draw:start-glue-point="10" draw:end-shape="id29" draw:end-glue-point="0" svg:d="M8621 5446l3111 635" svg:viewBox="0 0 3112 636">
          <text:p/>
        </draw:connector>
        <draw:frame draw:style-name="gr4" draw:text-style-name="P9" xml:id="id29" draw:id="id29" draw:layer="measurelines" svg:width="1.397cm" svg:height="1.211cm" svg:x="11.034cm" svg:y="6.081cm">
          <draw:text-box>
            <text:p text:style-name="P8"><text:span text:style-name="T1">β</text:span></text:p>
          </draw:text-box>
        </draw:frame>
        <draw:frame draw:style-name="gr5" draw:text-style-name="P9" draw:layer="measurelines" svg:width="2.83cm" svg:height="0.963cm" svg:x="6.398cm" svg:y="3.779cm">
          <draw:text-box>
            <text:p text:style-name="P8"><text:span text:style-name="T1">p_node</text:span></text:p>
          </draw:text-box>
        </draw:frame>
        <draw:frame draw:style-name="gr5" draw:text-style-name="P9" draw:layer="measurelines" svg:width="2.83cm" svg:height="0.963cm" svg:x="19.416cm" svg:y="3.858cm">
          <draw:text-box>
            <text:p text:style-name="P8"><text:span text:style-name="T1">sibling</text:span></text:p>
          </draw:text-box>
        </draw:frame>
        <draw:custom-shape draw:style-name="gr1" draw:text-style-name="P10" xml:id="id26" draw:id="id26" draw:layer="measurelines" svg:width="1.27cm" svg:height="1.27cm" svg:x="16.241cm" svg:y="6.081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6.241cm" svg:y1="6.716cm" svg:x2="14.399cm" svg:y2="7.351cm" draw:start-shape="id26" draw:start-glue-point="6" draw:end-shape="id30" draw:end-glue-point="0" svg:d="M16241 6716l-1842 635" svg:viewBox="0 0 1843 636">
          <text:p/>
        </draw:connector>
        <draw:connector draw:style-name="gr2" draw:text-style-name="P3" draw:layer="measurelines" draw:type="line" svg:x1="17.511cm" svg:y1="6.716cm" svg:x2="19.479cm" svg:y2="7.351cm" draw:start-shape="id26" draw:start-glue-point="10" draw:end-shape="id31" draw:end-glue-point="0" svg:d="M17511 6716l1968 635" svg:viewBox="0 0 1969 636">
          <text:p/>
        </draw:connector>
        <draw:frame draw:style-name="gr6" draw:text-style-name="P9" xml:id="id31" draw:id="id31" draw:layer="measurelines" svg:width="1.397cm" svg:height="1.201cm" svg:x="18.781cm" svg:y="7.351cm">
          <draw:text-box>
            <text:p text:style-name="P8"><text:span text:style-name="T1">δ</text:span></text:p>
          </draw:text-box>
        </draw:frame>
        <draw:frame draw:style-name="gr7" draw:text-style-name="P9" xml:id="id30" draw:id="id30" draw:layer="measurelines" svg:width="1.397cm" svg:height="1.191cm" svg:x="13.701cm" svg:y="7.351cm">
          <draw:text-box>
            <text:p text:style-name="P8"><text:span text:style-name="T1">γ</text:span></text:p>
          </draw:text-box>
        </draw:frame>
        <draw:custom-shape draw:style-name="gr1" draw:text-style-name="P10" xml:id="id27" draw:id="id27" draw:layer="measurelines" svg:width="1.27cm" svg:height="1.27cm" svg:x="23.861cm" svg:y="6.081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3.861cm" svg:y1="6.716cm" svg:x2="21.903cm" svg:y2="7.351cm" draw:start-shape="id27" draw:start-glue-point="6" draw:end-shape="id32" draw:end-glue-point="0" svg:d="M23861 6716l-1958 635" svg:viewBox="0 0 1959 636">
          <text:p/>
        </draw:connector>
        <draw:connector draw:style-name="gr2" draw:text-style-name="P3" draw:layer="measurelines" draw:type="line" svg:x1="25.131cm" svg:y1="6.716cm" svg:x2="27.099cm" svg:y2="7.351cm" draw:start-shape="id27" draw:start-glue-point="10" draw:end-shape="id33" draw:end-glue-point="0" svg:d="M25131 6716l1968 635" svg:viewBox="0 0 1969 636">
          <text:p/>
        </draw:connector>
        <draw:frame draw:style-name="gr8" draw:text-style-name="P9" xml:id="id33" draw:id="id33" draw:layer="measurelines" svg:width="1.397cm" svg:height="1.27cm" svg:x="26.401cm" svg:y="7.351cm">
          <draw:text-box>
            <text:p text:style-name="P8"><text:span text:style-name="T1">ζ</text:span></text:p>
          </draw:text-box>
        </draw:frame>
        <draw:frame draw:style-name="gr8" draw:text-style-name="P9" xml:id="id32" draw:id="id32" draw:layer="measurelines" svg:width="1.397cm" svg:height="1.27cm" svg:x="21.205cm" svg:y="7.351cm">
          <draw:text-box>
            <text:p text:style-name="P8"><text:span text:style-name="T1">ε</text:span></text:p>
          </draw:text-box>
        </draw:frame>
        <draw:frame draw:style-name="gr9" draw:text-style-name="P11" draw:layer="measurelines" svg:width="12.383cm" svg:height="1.28cm" svg:x="8.66cm" svg:y="0.991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4.143cm 9.5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2.98cm" svg:y="2.271cm">
          <draw:text-box>
            <text:p text:style-name="P8"><text:span text:style-name="T2">Case 2</text:span></text:p>
          </draw:text-box>
        </draw:frame>
        <draw:frame draw:style-name="gr4" draw:text-style-name="P13" xml:id="id28" draw:id="id28" draw:layer="measurelines" svg:width="1.397cm" svg:height="1.211cm" svg:x="3.541cm" svg:y="6.081cm">
          <draw:text-box>
            <text:p text:style-name="P8"><text:span text:style-name="T3">α</text:span></text:p>
          </draw:text-box>
        </draw:frame>
        <draw:custom-shape draw:style-name="gr12" draw:text-style-name="P15" xml:id="id34" draw:id="id34" draw:layer="measurelines" svg:width="1.27cm" svg:height="1.27cm" svg:x="13.702cm" svg:y="11.16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3.702cm" svg:y1="11.795cm" svg:x2="8.436cm" svg:y2="12.616cm" draw:start-shape="id34" draw:start-glue-point="6" draw:end-shape="id35" draw:end-glue-point="11" svg:d="M13702 11795l-5266 821" svg:viewBox="0 0 5267 822">
          <text:p/>
        </draw:connector>
        <draw:custom-shape draw:style-name="gr1" draw:text-style-name="P5" xml:id="id35" draw:id="id35" draw:layer="measurelines" svg:width="1.27cm" svg:height="1.27cm" svg:x="7.352cm" svg:y="12.43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2cm" svg:y1="11.795cm" svg:x2="20.238cm" svg:y2="12.616cm" draw:start-shape="id34" draw:start-glue-point="10" draw:end-shape="id36" draw:end-glue-point="5" svg:d="M14972 11795l5266 821" svg:viewBox="0 0 5267 822">
          <text:p/>
        </draw:connector>
        <draw:custom-shape draw:style-name="gr3" draw:text-style-name="P7" xml:id="id36" draw:id="id36" draw:layer="measurelines" svg:width="1.27cm" svg:height="1.27cm" svg:x="20.052cm" svg:y="12.43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2cm" svg:y1="13.065cm" svg:x2="17.326cm" svg:y2="13.886cm" draw:start-shape="id36" draw:start-glue-point="6" draw:end-shape="id37" draw:end-glue-point="11" svg:d="M20052 13065l-2726 821" svg:viewBox="0 0 2727 822">
          <text:p/>
        </draw:connector>
        <draw:connector draw:style-name="gr2" draw:text-style-name="P3" draw:layer="measurelines" draw:type="line" svg:x1="21.322cm" svg:y1="13.065cm" svg:x2="24.048cm" svg:y2="13.886cm" draw:start-shape="id36" draw:start-glue-point="10" draw:end-shape="id38" draw:end-glue-point="5" svg:d="M21322 13065l2726 821" svg:viewBox="0 0 2727 822">
          <text:p/>
        </draw:connector>
        <draw:connector draw:style-name="gr2" draw:text-style-name="P3" draw:layer="measurelines" draw:type="line" svg:x1="7.352cm" svg:y1="13.065cm" svg:x2="4.24cm" svg:y2="13.7cm" draw:start-shape="id35" draw:start-glue-point="6" draw:end-shape="id39" draw:end-glue-point="0" svg:d="M7352 13065l-3112 635" svg:viewBox="0 0 3113 636">
          <text:p/>
        </draw:connector>
        <draw:connector draw:style-name="gr2" draw:text-style-name="P3" draw:layer="measurelines" draw:type="line" svg:x1="8.622cm" svg:y1="13.065cm" svg:x2="11.733cm" svg:y2="13.7cm" draw:start-shape="id35" draw:start-glue-point="10" draw:end-shape="id40" draw:end-glue-point="0" svg:d="M8622 13065l3111 635" svg:viewBox="0 0 3112 636">
          <text:p/>
        </draw:connector>
        <draw:frame draw:style-name="gr4" draw:text-style-name="P9" xml:id="id40" draw:id="id40" draw:layer="measurelines" svg:width="1.397cm" svg:height="1.211cm" svg:x="11.035cm" svg:y="13.7cm">
          <draw:text-box>
            <text:p text:style-name="P8"><text:span text:style-name="T1">β</text:span></text:p>
          </draw:text-box>
        </draw:frame>
        <draw:frame draw:style-name="gr13" draw:text-style-name="P9" draw:layer="measurelines" svg:width="5.37cm" svg:height="0.962cm" svg:x="11.477cm" svg:y="10.207cm">
          <draw:text-box>
            <text:p text:style-name="P8"><text:span text:style-name="T1">new p_node</text:span></text:p>
          </draw:text-box>
        </draw:frame>
        <draw:custom-shape draw:style-name="gr1" draw:text-style-name="P10" xml:id="id37" draw:id="id37" draw:layer="measurelines" svg:width="1.27cm" svg:height="1.27cm" svg:x="16.242cm" svg:y="13.7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6.242cm" svg:y1="14.335cm" svg:x2="14.4cm" svg:y2="14.97cm" draw:start-shape="id37" draw:start-glue-point="6" draw:end-shape="id41" draw:end-glue-point="0" svg:d="M16242 14335l-1842 635" svg:viewBox="0 0 1843 636">
          <text:p/>
        </draw:connector>
        <draw:connector draw:style-name="gr2" draw:text-style-name="P3" draw:layer="measurelines" draw:type="line" svg:x1="17.512cm" svg:y1="14.335cm" svg:x2="19.48cm" svg:y2="14.97cm" draw:start-shape="id37" draw:start-glue-point="10" draw:end-shape="id42" draw:end-glue-point="0" svg:d="M17512 14335l1968 635" svg:viewBox="0 0 1969 636">
          <text:p/>
        </draw:connector>
        <draw:frame draw:style-name="gr6" draw:text-style-name="P9" xml:id="id42" draw:id="id42" draw:layer="measurelines" svg:width="1.397cm" svg:height="1.201cm" svg:x="18.782cm" svg:y="14.97cm">
          <draw:text-box>
            <text:p text:style-name="P8"><text:span text:style-name="T1">δ</text:span></text:p>
          </draw:text-box>
        </draw:frame>
        <draw:frame draw:style-name="gr7" draw:text-style-name="P9" xml:id="id41" draw:id="id41" draw:layer="measurelines" svg:width="1.397cm" svg:height="1.191cm" svg:x="13.702cm" svg:y="14.97cm">
          <draw:text-box>
            <text:p text:style-name="P8"><text:span text:style-name="T1">γ</text:span></text:p>
          </draw:text-box>
        </draw:frame>
        <draw:custom-shape draw:style-name="gr1" draw:text-style-name="P10" xml:id="id38" draw:id="id38" draw:layer="measurelines" svg:width="1.27cm" svg:height="1.27cm" svg:x="23.862cm" svg:y="13.7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3.862cm" svg:y1="14.335cm" svg:x2="21.904cm" svg:y2="14.97cm" draw:start-shape="id38" draw:start-glue-point="6" draw:end-shape="id43" draw:end-glue-point="0" svg:d="M23862 14335l-1958 635" svg:viewBox="0 0 1959 636">
          <text:p/>
        </draw:connector>
        <draw:connector draw:style-name="gr2" draw:text-style-name="P3" draw:layer="measurelines" draw:type="line" svg:x1="25.132cm" svg:y1="14.335cm" svg:x2="27.1cm" svg:y2="14.97cm" draw:start-shape="id38" draw:start-glue-point="10" draw:end-shape="id44" draw:end-glue-point="0" svg:d="M25132 14335l1968 635" svg:viewBox="0 0 1969 636">
          <text:p/>
        </draw:connector>
        <draw:frame draw:style-name="gr8" draw:text-style-name="P9" xml:id="id44" draw:id="id44" draw:layer="measurelines" svg:width="1.397cm" svg:height="1.27cm" svg:x="26.402cm" svg:y="14.97cm">
          <draw:text-box>
            <text:p text:style-name="P8"><text:span text:style-name="T1">ζ</text:span></text:p>
          </draw:text-box>
        </draw:frame>
        <draw:frame draw:style-name="gr8" draw:text-style-name="P9" xml:id="id43" draw:id="id43" draw:layer="measurelines" svg:width="1.397cm" svg:height="1.27cm" svg:x="21.206cm" svg:y="14.97cm">
          <draw:text-box>
            <text:p text:style-name="P8"><text:span text:style-name="T1">ε</text:span></text:p>
          </draw:text-box>
        </draw:frame>
        <draw:frame draw:style-name="gr4" draw:text-style-name="P13" xml:id="id39" draw:id="id39" draw:layer="measurelines" svg:width="1.397cm" svg:height="1.211cm" svg:x="3.542cm" svg:y="13.7cm">
          <draw:text-box>
            <text:p text:style-name="P8"><text:span text:style-name="T3">α</text:span></text:p>
          </draw:text-box>
        </draw:frame>
        <draw:frame draw:style-name="gr14" draw:text-style-name="P17" draw:layer="layout" svg:width="0.635cm" svg:height="0.962cm" svg:x="14.02cm" svg:y="12.42cm">
          <draw:text-box>
            <text:p text:style-name="P16"><text:span text:style-name="T2">c</text:span></text:p>
          </draw:text-box>
        </draw:frame>
        <draw:frame draw:style-name="gr15" draw:text-style-name="P17" draw:layer="layout" svg:width="0.635cm" svg:height="0.962cm" svg:x="14.02cm" svg:y="4.8cm">
          <draw:text-box>
            <text:p text:style-name="P16"><text:span text:style-name="T2">c</text:span></text:p>
          </draw:text-box>
        </draw:frame>
      </draw:page>
      <draw:page draw:name="Case 3" draw:style-name="dp1" draw:master-page-name="Default">
        <draw:custom-shape draw:style-name="gr12" draw:text-style-name="P15" xml:id="id45" draw:id="id45" draw:layer="measurelines" svg:width="1.27cm" svg:height="1.27cm" svg:x="13.702cm" svg:y="3.542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3.702cm" svg:y1="4.177cm" svg:x2="8.436cm" svg:y2="4.998cm" draw:start-shape="id45" draw:start-glue-point="6" draw:end-shape="id46" draw:end-glue-point="11" svg:d="M13702 4177l-5266 821" svg:viewBox="0 0 5267 822">
          <text:p/>
        </draw:connector>
        <draw:custom-shape draw:style-name="gr1" draw:text-style-name="P5" xml:id="id46" draw:id="id46" draw:layer="measurelines" svg:width="1.27cm" svg:height="1.27cm" svg:x="7.352cm" svg:y="4.812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2cm" svg:y1="4.177cm" svg:x2="20.238cm" svg:y2="4.998cm" draw:start-shape="id45" draw:start-glue-point="10" draw:end-shape="id47" draw:end-glue-point="5" svg:d="M14972 4177l5266 821" svg:viewBox="0 0 5267 822">
          <text:p/>
        </draw:connector>
        <draw:custom-shape draw:style-name="gr1" draw:text-style-name="P10" xml:id="id47" draw:id="id47" draw:layer="measurelines" svg:width="1.27cm" svg:height="1.27cm" svg:x="20.052cm" svg:y="4.812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2cm" svg:y1="5.447cm" svg:x2="17.326cm" svg:y2="6.268cm" draw:start-shape="id47" draw:start-glue-point="6" draw:end-shape="id48" draw:end-glue-point="11" svg:d="M20052 5447l-2726 821" svg:viewBox="0 0 2727 822">
          <text:p/>
        </draw:connector>
        <draw:connector draw:style-name="gr2" draw:text-style-name="P3" draw:layer="measurelines" draw:type="line" svg:x1="21.322cm" svg:y1="5.447cm" svg:x2="24.048cm" svg:y2="6.268cm" draw:start-shape="id47" draw:start-glue-point="10" draw:end-shape="id49" draw:end-glue-point="5" svg:d="M21322 5447l2726 821" svg:viewBox="0 0 2727 822">
          <text:p/>
        </draw:connector>
        <draw:connector draw:style-name="gr2" draw:text-style-name="P3" draw:layer="measurelines" draw:type="line" svg:x1="7.352cm" svg:y1="5.447cm" svg:x2="4.24cm" svg:y2="6.082cm" draw:start-shape="id46" draw:start-glue-point="6" draw:end-shape="id50" draw:end-glue-point="0" svg:d="M7352 5447l-3112 635" svg:viewBox="0 0 3113 636">
          <text:p/>
        </draw:connector>
        <draw:connector draw:style-name="gr2" draw:text-style-name="P3" draw:layer="measurelines" draw:type="line" svg:x1="8.622cm" svg:y1="5.447cm" svg:x2="11.733cm" svg:y2="6.082cm" draw:start-shape="id46" draw:start-glue-point="10" draw:end-shape="id51" draw:end-glue-point="0" svg:d="M8622 5447l3111 635" svg:viewBox="0 0 3112 636">
          <text:p/>
        </draw:connector>
        <draw:frame draw:style-name="gr4" draw:text-style-name="P9" xml:id="id51" draw:id="id51" draw:layer="measurelines" svg:width="1.397cm" svg:height="1.211cm" svg:x="11.035cm" svg:y="6.082cm">
          <draw:text-box>
            <text:p text:style-name="P8"><text:span text:style-name="T1">β</text:span></text:p>
          </draw:text-box>
        </draw:frame>
        <draw:frame draw:style-name="gr5" draw:text-style-name="P9" draw:layer="measurelines" svg:width="2.83cm" svg:height="0.963cm" svg:x="6.399cm" svg:y="3.78cm">
          <draw:text-box>
            <text:p text:style-name="P8"><text:span text:style-name="T1">p_node</text:span></text:p>
          </draw:text-box>
        </draw:frame>
        <draw:frame draw:style-name="gr5" draw:text-style-name="P9" draw:layer="measurelines" svg:width="2.83cm" svg:height="0.963cm" svg:x="19.417cm" svg:y="3.859cm">
          <draw:text-box>
            <text:p text:style-name="P8"><text:span text:style-name="T1">sibling</text:span></text:p>
          </draw:text-box>
        </draw:frame>
        <draw:custom-shape draw:style-name="gr3" draw:text-style-name="P7" xml:id="id48" draw:id="id48" draw:layer="measurelines" svg:width="1.27cm" svg:height="1.27cm" svg:x="16.242cm" svg:y="6.082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6.242cm" svg:y1="6.717cm" svg:x2="14.4cm" svg:y2="7.352cm" draw:start-shape="id48" draw:start-glue-point="6" draw:end-shape="id52" draw:end-glue-point="0" svg:d="M16242 6717l-1842 635" svg:viewBox="0 0 1843 636">
          <text:p/>
        </draw:connector>
        <draw:connector draw:style-name="gr2" draw:text-style-name="P3" draw:layer="measurelines" draw:type="line" svg:x1="17.512cm" svg:y1="6.717cm" svg:x2="19.48cm" svg:y2="7.352cm" draw:start-shape="id48" draw:start-glue-point="10" draw:end-shape="id53" draw:end-glue-point="0" svg:d="M17512 6717l1968 635" svg:viewBox="0 0 1969 636">
          <text:p/>
        </draw:connector>
        <draw:frame draw:style-name="gr6" draw:text-style-name="P9" xml:id="id53" draw:id="id53" draw:layer="measurelines" svg:width="1.397cm" svg:height="1.201cm" svg:x="18.782cm" svg:y="7.352cm">
          <draw:text-box>
            <text:p text:style-name="P8"><text:span text:style-name="T1">δ</text:span></text:p>
          </draw:text-box>
        </draw:frame>
        <draw:frame draw:style-name="gr7" draw:text-style-name="P9" xml:id="id52" draw:id="id52" draw:layer="measurelines" svg:width="1.397cm" svg:height="1.191cm" svg:x="13.702cm" svg:y="7.352cm">
          <draw:text-box>
            <text:p text:style-name="P8"><text:span text:style-name="T1">γ</text:span></text:p>
          </draw:text-box>
        </draw:frame>
        <draw:custom-shape draw:style-name="gr1" draw:text-style-name="P10" xml:id="id49" draw:id="id49" draw:layer="measurelines" svg:width="1.27cm" svg:height="1.27cm" svg:x="23.862cm" svg:y="6.082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3.862cm" svg:y1="6.717cm" svg:x2="21.904cm" svg:y2="7.352cm" draw:start-shape="id49" draw:start-glue-point="6" draw:end-shape="id54" draw:end-glue-point="0" svg:d="M23862 6717l-1958 635" svg:viewBox="0 0 1959 636">
          <text:p/>
        </draw:connector>
        <draw:connector draw:style-name="gr2" draw:text-style-name="P3" draw:layer="measurelines" draw:type="line" svg:x1="25.132cm" svg:y1="6.717cm" svg:x2="27.1cm" svg:y2="7.352cm" draw:start-shape="id49" draw:start-glue-point="10" draw:end-shape="id55" draw:end-glue-point="0" svg:d="M25132 6717l1968 635" svg:viewBox="0 0 1969 636">
          <text:p/>
        </draw:connector>
        <draw:frame draw:style-name="gr8" draw:text-style-name="P9" xml:id="id55" draw:id="id55" draw:layer="measurelines" svg:width="1.397cm" svg:height="1.27cm" svg:x="26.402cm" svg:y="7.352cm">
          <draw:text-box>
            <text:p text:style-name="P8"><text:span text:style-name="T1">ζ</text:span></text:p>
          </draw:text-box>
        </draw:frame>
        <draw:frame draw:style-name="gr8" draw:text-style-name="P9" xml:id="id54" draw:id="id54" draw:layer="measurelines" svg:width="1.397cm" svg:height="1.27cm" svg:x="21.206cm" svg:y="7.352cm">
          <draw:text-box>
            <text:p text:style-name="P8"><text:span text:style-name="T1">ε</text:span></text:p>
          </draw:text-box>
        </draw:frame>
        <draw:frame draw:style-name="gr9" draw:text-style-name="P11" draw:layer="measurelines" svg:width="12.383cm" svg:height="1.28cm" svg:x="8.661cm" svg:y="0.992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4.144cm 9.5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2.981cm" svg:y="2.272cm">
          <draw:text-box>
            <text:p text:style-name="P8"><text:span text:style-name="T2">Case 3</text:span></text:p>
          </draw:text-box>
        </draw:frame>
        <draw:frame draw:style-name="gr4" draw:text-style-name="P13" xml:id="id50" draw:id="id50" draw:layer="measurelines" svg:width="1.397cm" svg:height="1.211cm" svg:x="3.542cm" svg:y="6.082cm">
          <draw:text-box>
            <text:p text:style-name="P8"><text:span text:style-name="T3">α</text:span></text:p>
          </draw:text-box>
        </draw:frame>
        <draw:custom-shape draw:style-name="gr12" draw:text-style-name="P15" xml:id="id56" draw:id="id56" draw:layer="measurelines" svg:width="1.27cm" svg:height="1.27cm" svg:x="13.703cm" svg:y="11.16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3.703cm" svg:y1="11.795cm" svg:x2="8.437cm" svg:y2="12.616cm" draw:start-shape="id56" draw:start-glue-point="6" draw:end-shape="id57" draw:end-glue-point="11" svg:d="M13703 11795l-5266 821" svg:viewBox="0 0 5267 822">
          <text:p/>
        </draw:connector>
        <draw:custom-shape draw:style-name="gr1" draw:text-style-name="P5" xml:id="id57" draw:id="id57" draw:layer="measurelines" svg:width="1.27cm" svg:height="1.27cm" svg:x="7.353cm" svg:y="12.43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1.32cm" svg:y1="13.144cm" svg:x2="24.046cm" svg:y2="13.905cm" draw:start-shape="id58" draw:start-glue-point="10" draw:end-shape="id59" draw:end-glue-point="5" svg:d="M21320 13144l2726 761" svg:viewBox="0 0 2727 762">
          <text:p/>
        </draw:connector>
        <draw:custom-shape draw:style-name="gr3" draw:text-style-name="P7" xml:id="id59" draw:id="id59" draw:layer="measurelines" svg:width="1.27cm" svg:height="1.27cm" svg:x="23.86cm" svg:y="13.719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3cm" svg:y1="11.795cm" svg:x2="21.134cm" svg:y2="12.695cm" draw:start-shape="id56" draw:start-glue-point="10" draw:end-shape="id58" draw:end-glue-point="11" svg:d="M14973 11795l6161 900" svg:viewBox="0 0 6162 901">
          <text:p/>
        </draw:connector>
        <draw:connector draw:style-name="gr2" draw:text-style-name="P3" draw:layer="measurelines" draw:type="line" svg:x1="25.13cm" svg:y1="14.354cm" svg:x2="26.776cm" svg:y2="15.156cm" draw:start-shape="id59" draw:start-glue-point="10" draw:end-shape="id60" draw:end-glue-point="5" svg:d="M25130 14354l1646 802" svg:viewBox="0 0 1647 803">
          <text:p/>
        </draw:connector>
        <draw:connector draw:style-name="gr2" draw:text-style-name="P3" draw:layer="measurelines" draw:type="line" svg:x1="7.353cm" svg:y1="13.065cm" svg:x2="4.241cm" svg:y2="13.7cm" draw:start-shape="id57" draw:start-glue-point="6" draw:end-shape="id61" draw:end-glue-point="0" svg:d="M7353 13065l-3112 635" svg:viewBox="0 0 3113 636">
          <text:p/>
        </draw:connector>
        <draw:connector draw:style-name="gr2" draw:text-style-name="P3" draw:layer="measurelines" draw:type="line" svg:x1="8.623cm" svg:y1="13.065cm" svg:x2="11.734cm" svg:y2="13.7cm" draw:start-shape="id57" draw:start-glue-point="10" draw:end-shape="id62" draw:end-glue-point="0" svg:d="M8623 13065l3111 635" svg:viewBox="0 0 3112 636">
          <text:p/>
        </draw:connector>
        <draw:frame draw:style-name="gr4" draw:text-style-name="P9" xml:id="id62" draw:id="id62" draw:layer="measurelines" svg:width="1.397cm" svg:height="1.211cm" svg:x="11.036cm" svg:y="13.7cm">
          <draw:text-box>
            <text:p text:style-name="P8"><text:span text:style-name="T1">β</text:span></text:p>
          </draw:text-box>
        </draw:frame>
        <draw:frame draw:style-name="gr5" draw:text-style-name="P9" draw:layer="measurelines" svg:width="2.83cm" svg:height="0.963cm" svg:x="6.4cm" svg:y="11.398cm">
          <draw:text-box>
            <text:p text:style-name="P8"><text:span text:style-name="T1">p_node</text:span></text:p>
          </draw:text-box>
        </draw:frame>
        <draw:frame draw:style-name="gr5" draw:text-style-name="P9" draw:layer="measurelines" svg:width="4.445cm" svg:height="0.963cm" svg:x="18.462cm" svg:y="11.477cm">
          <draw:text-box>
            <text:p text:style-name="P8"><text:span text:style-name="T1">new sibling</text:span></text:p>
          </draw:text-box>
        </draw:frame>
        <draw:custom-shape draw:style-name="gr1" draw:text-style-name="P10" xml:id="id58" draw:id="id58" draw:layer="measurelines" svg:width="1.27cm" svg:height="1.27cm" svg:x="20.05cm" svg:y="12.509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cm" svg:y1="13.144cm" svg:x2="16.811cm" svg:y2="13.7cm" draw:start-shape="id58" draw:start-glue-point="6" draw:end-shape="id63" draw:end-glue-point="0" svg:d="M20050 13144l-3239 556" svg:viewBox="0 0 3240 557">
          <text:p/>
        </draw:connector>
        <draw:connector draw:style-name="gr2" draw:text-style-name="P3" draw:layer="measurelines" draw:type="line" svg:x1="23.86cm" svg:y1="14.354cm" svg:x2="22.018cm" svg:y2="14.97cm" draw:start-shape="id59" draw:start-glue-point="6" draw:end-shape="id64" draw:end-glue-point="0" svg:d="M23860 14354l-1842 616" svg:viewBox="0 0 1843 617">
          <text:p/>
        </draw:connector>
        <draw:frame draw:style-name="gr6" draw:text-style-name="P9" xml:id="id64" draw:id="id64" draw:layer="measurelines" svg:width="1.397cm" svg:height="1.201cm" svg:x="21.32cm" svg:y="14.97cm">
          <draw:text-box>
            <text:p text:style-name="P8"><text:span text:style-name="T1">δ</text:span></text:p>
          </draw:text-box>
        </draw:frame>
        <draw:frame draw:style-name="gr7" draw:text-style-name="P9" xml:id="id63" draw:id="id63" draw:layer="measurelines" svg:width="1.397cm" svg:height="1.191cm" svg:x="16.113cm" svg:y="13.7cm">
          <draw:text-box>
            <text:p text:style-name="P8"><text:span text:style-name="T1">γ</text:span></text:p>
          </draw:text-box>
        </draw:frame>
        <draw:custom-shape draw:style-name="gr1" draw:text-style-name="P10" xml:id="id60" draw:id="id60" draw:layer="measurelines" svg:width="1.27cm" svg:height="1.27cm" svg:x="26.59cm" svg:y="14.97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6.59cm" svg:y1="15.605cm" svg:x2="25.828cm" svg:y2="16.24cm" draw:start-shape="id60" draw:start-glue-point="6" draw:end-shape="id65" draw:end-glue-point="0" svg:d="M26590 15605l-762 635" svg:viewBox="0 0 763 636">
          <text:p/>
        </draw:connector>
        <draw:connector draw:style-name="gr2" draw:text-style-name="P3" draw:layer="measurelines" draw:type="line" svg:x1="27.86cm" svg:y1="15.605cm" svg:x2="28.368cm" svg:y2="16.24cm" draw:start-shape="id60" draw:start-glue-point="10" draw:end-shape="id66" draw:end-glue-point="0" svg:d="M27860 15605l508 635" svg:viewBox="0 0 509 636">
          <text:p/>
        </draw:connector>
        <draw:frame draw:style-name="gr8" draw:text-style-name="P9" xml:id="id66" draw:id="id66" draw:layer="measurelines" svg:width="1.397cm" svg:height="1.27cm" svg:x="27.67cm" svg:y="16.24cm">
          <draw:text-box>
            <text:p text:style-name="P8"><text:span text:style-name="T1">ζ</text:span></text:p>
          </draw:text-box>
        </draw:frame>
        <draw:frame draw:style-name="gr8" draw:text-style-name="P9" xml:id="id65" draw:id="id65" draw:layer="measurelines" svg:width="1.397cm" svg:height="1.27cm" svg:x="25.13cm" svg:y="16.24cm">
          <draw:text-box>
            <text:p text:style-name="P8"><text:span text:style-name="T1">ε</text:span></text:p>
          </draw:text-box>
        </draw:frame>
        <draw:frame draw:style-name="gr4" draw:text-style-name="P13" xml:id="id61" draw:id="id61" draw:layer="measurelines" svg:width="1.397cm" svg:height="1.211cm" svg:x="3.543cm" svg:y="13.7cm">
          <draw:text-box>
            <text:p text:style-name="P8"><text:span text:style-name="T3">α</text:span></text:p>
          </draw:text-box>
        </draw:frame>
        <draw:frame draw:style-name="gr14" draw:text-style-name="P17" draw:layer="layout" svg:width="0.635cm" svg:height="0.962cm" svg:x="14.02cm" svg:y="12.42cm">
          <draw:text-box>
            <text:p text:style-name="P16"><text:span text:style-name="T2">c</text:span></text:p>
          </draw:text-box>
        </draw:frame>
        <draw:frame draw:style-name="gr15" draw:text-style-name="P17" draw:layer="layout" svg:width="0.635cm" svg:height="0.962cm" svg:x="14.02cm" svg:y="4.8cm">
          <draw:text-box>
            <text:p text:style-name="P16"><text:span text:style-name="T2">c</text:span></text:p>
          </draw:text-box>
        </draw:frame>
      </draw:page>
      <draw:page draw:name="Case 4" draw:style-name="dp1" draw:master-page-name="Default">
        <draw:custom-shape draw:style-name="gr12" draw:text-style-name="P15" xml:id="id67" draw:id="id67" draw:layer="measurelines" svg:width="1.27cm" svg:height="1.27cm" svg:x="13.701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3.701cm" svg:y1="4.175cm" svg:x2="8.435cm" svg:y2="4.996cm" draw:start-shape="id67" draw:start-glue-point="6" draw:end-shape="id68" draw:end-glue-point="11" svg:d="M13701 4175l-5266 821" svg:viewBox="0 0 5267 822">
          <text:p/>
        </draw:connector>
        <draw:custom-shape draw:style-name="gr1" draw:text-style-name="P5" xml:id="id68" draw:id="id68" draw:layer="measurelines" svg:width="1.27cm" svg:height="1.27cm" svg:x="7.351cm" svg:y="4.8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4.971cm" svg:y1="4.175cm" svg:x2="20.237cm" svg:y2="4.996cm" draw:start-shape="id67" draw:start-glue-point="10" draw:end-shape="id69" draw:end-glue-point="5" svg:d="M14971 4175l5266 821" svg:viewBox="0 0 5267 822">
          <text:p/>
        </draw:connector>
        <draw:custom-shape draw:style-name="gr1" draw:text-style-name="P10" xml:id="id69" draw:id="id69" draw:layer="measurelines" svg:width="1.27cm" svg:height="1.27cm" svg:x="20.051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1cm" svg:y1="5.445cm" svg:x2="17.325cm" svg:y2="6.266cm" draw:start-shape="id69" draw:start-glue-point="6" draw:end-shape="id70" draw:end-glue-point="11" svg:d="M20051 5445l-2726 821" svg:viewBox="0 0 2727 822">
          <text:p/>
        </draw:connector>
        <draw:connector draw:style-name="gr2" draw:text-style-name="P3" draw:layer="measurelines" draw:type="line" svg:x1="21.321cm" svg:y1="5.445cm" svg:x2="24.047cm" svg:y2="6.266cm" draw:start-shape="id69" draw:start-glue-point="10" draw:end-shape="id71" draw:end-glue-point="5" svg:d="M21321 5445l2726 821" svg:viewBox="0 0 2727 822">
          <text:p/>
        </draw:connector>
        <draw:connector draw:style-name="gr2" draw:text-style-name="P3" draw:layer="measurelines" draw:type="line" svg:x1="7.351cm" svg:y1="5.445cm" svg:x2="4.239cm" svg:y2="6.08cm" draw:start-shape="id68" draw:start-glue-point="6" draw:end-shape="id72" draw:end-glue-point="0" svg:d="M7351 5445l-3112 635" svg:viewBox="0 0 3113 636">
          <text:p/>
        </draw:connector>
        <draw:connector draw:style-name="gr2" draw:text-style-name="P3" draw:layer="measurelines" draw:type="line" svg:x1="8.621cm" svg:y1="5.445cm" svg:x2="11.732cm" svg:y2="6.08cm" draw:start-shape="id68" draw:start-glue-point="10" draw:end-shape="id73" draw:end-glue-point="0" svg:d="M8621 5445l3111 635" svg:viewBox="0 0 3112 636">
          <text:p/>
        </draw:connector>
        <draw:frame draw:style-name="gr4" draw:text-style-name="P9" xml:id="id73" draw:id="id73" draw:layer="measurelines" svg:width="1.397cm" svg:height="1.211cm" svg:x="11.034cm" svg:y="6.08cm">
          <draw:text-box>
            <text:p text:style-name="P8"><text:span text:style-name="T1">β</text:span></text:p>
          </draw:text-box>
        </draw:frame>
        <draw:frame draw:style-name="gr5" draw:text-style-name="P9" draw:layer="measurelines" svg:width="2.83cm" svg:height="0.963cm" svg:x="6.398cm" svg:y="3.778cm">
          <draw:text-box>
            <text:p text:style-name="P8"><text:span text:style-name="T1">p_node</text:span></text:p>
          </draw:text-box>
        </draw:frame>
        <draw:frame draw:style-name="gr5" draw:text-style-name="P9" draw:layer="measurelines" svg:width="2.83cm" svg:height="0.963cm" svg:x="19.416cm" svg:y="3.857cm">
          <draw:text-box>
            <text:p text:style-name="P8"><text:span text:style-name="T1">sibling</text:span></text:p>
          </draw:text-box>
        </draw:frame>
        <draw:custom-shape draw:style-name="gr12" draw:text-style-name="P18" xml:id="id70" draw:id="id70" draw:layer="measurelines" svg:width="1.27cm" svg:height="1.27cm" svg:x="16.241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6.241cm" svg:y1="6.715cm" svg:x2="14.399cm" svg:y2="7.35cm" draw:start-shape="id70" draw:start-glue-point="6" draw:end-shape="id74" draw:end-glue-point="0" svg:d="M16241 6715l-1842 635" svg:viewBox="0 0 1843 636">
          <text:p/>
        </draw:connector>
        <draw:connector draw:style-name="gr2" draw:text-style-name="P3" draw:layer="measurelines" draw:type="line" svg:x1="17.511cm" svg:y1="6.715cm" svg:x2="19.479cm" svg:y2="7.35cm" draw:start-shape="id70" draw:start-glue-point="10" draw:end-shape="id75" draw:end-glue-point="0" svg:d="M17511 6715l1968 635" svg:viewBox="0 0 1969 636">
          <text:p/>
        </draw:connector>
        <draw:frame draw:style-name="gr6" draw:text-style-name="P9" xml:id="id75" draw:id="id75" draw:layer="measurelines" svg:width="1.397cm" svg:height="1.201cm" svg:x="18.781cm" svg:y="7.35cm">
          <draw:text-box>
            <text:p text:style-name="P8"><text:span text:style-name="T1">δ</text:span></text:p>
          </draw:text-box>
        </draw:frame>
        <draw:frame draw:style-name="gr7" draw:text-style-name="P9" xml:id="id74" draw:id="id74" draw:layer="measurelines" svg:width="1.397cm" svg:height="1.191cm" svg:x="13.701cm" svg:y="7.35cm">
          <draw:text-box>
            <text:p text:style-name="P8"><text:span text:style-name="T1">γ</text:span></text:p>
          </draw:text-box>
        </draw:frame>
        <draw:custom-shape draw:style-name="gr3" draw:text-style-name="P7" xml:id="id71" draw:id="id71" draw:layer="measurelines" svg:width="1.27cm" svg:height="1.27cm" svg:x="23.861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3.861cm" svg:y1="6.715cm" svg:x2="21.903cm" svg:y2="7.35cm" draw:start-shape="id71" draw:start-glue-point="6" draw:end-shape="id76" draw:end-glue-point="0" svg:d="M23861 6715l-1958 635" svg:viewBox="0 0 1959 636">
          <text:p/>
        </draw:connector>
        <draw:connector draw:style-name="gr2" draw:text-style-name="P3" draw:layer="measurelines" draw:type="line" svg:x1="25.131cm" svg:y1="6.715cm" svg:x2="27.099cm" svg:y2="7.35cm" draw:start-shape="id71" draw:start-glue-point="10" draw:end-shape="id77" draw:end-glue-point="0" svg:d="M25131 6715l1968 635" svg:viewBox="0 0 1969 636">
          <text:p/>
        </draw:connector>
        <draw:frame draw:style-name="gr8" draw:text-style-name="P9" xml:id="id77" draw:id="id77" draw:layer="measurelines" svg:width="1.397cm" svg:height="1.27cm" svg:x="26.401cm" svg:y="7.35cm">
          <draw:text-box>
            <text:p text:style-name="P8"><text:span text:style-name="T1">ζ</text:span></text:p>
          </draw:text-box>
        </draw:frame>
        <draw:frame draw:style-name="gr8" draw:text-style-name="P9" xml:id="id76" draw:id="id76" draw:layer="measurelines" svg:width="1.397cm" svg:height="1.27cm" svg:x="21.205cm" svg:y="7.35cm">
          <draw:text-box>
            <text:p text:style-name="P8"><text:span text:style-name="T1">ε</text:span></text:p>
          </draw:text-box>
        </draw:frame>
        <draw:frame draw:style-name="gr9" draw:text-style-name="P11" draw:layer="measurelines" svg:width="12.383cm" svg:height="1.28cm" svg:x="8.66cm" svg:y="0.99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4.143cm 9.5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2.98cm" svg:y="2.27cm">
          <draw:text-box>
            <text:p text:style-name="P8"><text:span text:style-name="T2">Case 4</text:span></text:p>
          </draw:text-box>
        </draw:frame>
        <draw:frame draw:style-name="gr4" draw:text-style-name="P13" xml:id="id72" draw:id="id72" draw:layer="measurelines" svg:width="1.397cm" svg:height="1.211cm" svg:x="3.541cm" svg:y="6.08cm">
          <draw:text-box>
            <text:p text:style-name="P8"><text:span text:style-name="T3">α</text:span></text:p>
          </draw:text-box>
        </draw:frame>
        <draw:custom-shape draw:style-name="gr12" draw:text-style-name="P15" xml:id="id88" draw:id="id88" draw:layer="measurelines" svg:width="1.27cm" svg:height="1.27cm" svg:x="13.701cm" svg:y="11.15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8" draw:id="id78" draw:layer="measurelines" svg:width="1.27cm" svg:height="1.27cm" svg:x="20.051cm" svg:y="12.42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20.051cm" svg:y1="13.064cm" svg:x2="16.939cm" svg:y2="13.699cm" draw:start-shape="id78" draw:start-glue-point="6" draw:end-shape="id79" draw:end-glue-point="0" svg:d="M20051 13064l-3112 635" svg:viewBox="0 0 3113 636">
          <text:p/>
        </draw:connector>
        <draw:connector draw:style-name="gr2" draw:text-style-name="P3" draw:layer="measurelines" draw:type="line" svg:x1="21.321cm" svg:y1="13.064cm" svg:x2="24.432cm" svg:y2="13.699cm" draw:start-shape="id78" draw:start-glue-point="10" draw:end-shape="id80" draw:end-glue-point="0" svg:d="M21321 13064l3111 635" svg:viewBox="0 0 3112 636">
          <text:p/>
        </draw:connector>
        <draw:frame draw:style-name="gr4" draw:text-style-name="P9" xml:id="id80" draw:id="id80" draw:layer="measurelines" svg:width="1.397cm" svg:height="1.211cm" svg:x="23.734cm" svg:y="13.699cm">
          <draw:text-box>
            <text:p text:style-name="P8"><text:span text:style-name="T1">ζ</text:span></text:p>
          </draw:text-box>
        </draw:frame>
        <draw:frame draw:style-name="gr4" draw:text-style-name="P9" xml:id="id79" draw:id="id79" draw:layer="measurelines" svg:width="1.397cm" svg:height="1.211cm" svg:x="16.241cm" svg:y="13.699cm">
          <draw:text-box>
            <text:p text:style-name="P8"><text:span text:style-name="T1">ε</text:span></text:p>
          </draw:text-box>
        </draw:frame>
        <draw:custom-shape draw:style-name="gr1" draw:text-style-name="P10" xml:id="id81" draw:id="id81" draw:layer="measurelines" svg:width="1.27cm" svg:height="1.27cm" svg:x="7.351cm" svg:y="12.43cm">
          <text:p text:style-name="P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7.351cm" svg:y1="13.065cm" svg:x2="4.176cm" svg:y2="13.7cm" draw:start-shape="id81" draw:start-glue-point="6" draw:end-shape="id82" draw:end-glue-point="4" svg:d="M7351 13065l-3175 635" svg:viewBox="0 0 3176 636">
          <text:p/>
        </draw:connector>
        <draw:connector draw:style-name="gr2" draw:text-style-name="P3" draw:layer="measurelines" draw:type="line" svg:x1="8.621cm" svg:y1="13.065cm" svg:x2="11.347cm" svg:y2="13.886cm" draw:start-shape="id81" draw:start-glue-point="10" draw:end-shape="id83" draw:end-glue-point="5" svg:d="M8621 13065l2726 821" svg:viewBox="0 0 2727 822">
          <text:p/>
        </draw:connector>
        <draw:custom-shape draw:style-name="gr1" draw:text-style-name="P10" xml:id="id82" draw:id="id82" draw:layer="measurelines" svg:width="1.27cm" svg:height="1.27cm" svg:x="3.541cm" svg:y="13.7cm">
          <text:p text:style-name="P6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3.541cm" svg:y1="14.335cm" svg:x2="1.699cm" svg:y2="14.97cm" draw:start-shape="id82" draw:start-glue-point="6" draw:end-shape="id84" draw:end-glue-point="0" svg:d="M3541 14335l-1842 635" svg:viewBox="0 0 1843 636">
          <text:p/>
        </draw:connector>
        <draw:connector draw:style-name="gr2" draw:text-style-name="P3" draw:layer="measurelines" draw:type="line" svg:x1="4.811cm" svg:y1="14.335cm" svg:x2="6.779cm" svg:y2="14.97cm" draw:start-shape="id82" draw:start-glue-point="10" draw:end-shape="id85" draw:end-glue-point="0" svg:d="M4811 14335l1968 635" svg:viewBox="0 0 1969 636">
          <text:p/>
        </draw:connector>
        <draw:frame draw:style-name="gr6" draw:text-style-name="P9" xml:id="id85" draw:id="id85" draw:layer="measurelines" svg:width="1.397cm" svg:height="1.201cm" svg:x="6.081cm" svg:y="14.97cm">
          <draw:text-box>
            <text:p text:style-name="P8"><text:span text:style-name="T1">β</text:span></text:p>
          </draw:text-box>
        </draw:frame>
        <draw:frame draw:style-name="gr7" draw:text-style-name="P9" xml:id="id84" draw:id="id84" draw:layer="measurelines" svg:width="1.397cm" svg:height="1.191cm" svg:x="1.001cm" svg:y="14.97cm">
          <draw:text-box>
            <text:p text:style-name="P8"><text:span text:style-name="T1">α</text:span></text:p>
          </draw:text-box>
        </draw:frame>
        <draw:custom-shape draw:style-name="gr12" draw:text-style-name="P18" xml:id="id83" draw:id="id83" draw:layer="measurelines" svg:width="1.27cm" svg:height="1.27cm" svg:x="11.161cm" svg:y="13.7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1.161cm" svg:y1="14.335cm" svg:x2="9.198cm" svg:y2="14.97cm" draw:start-shape="id83" draw:start-glue-point="6" draw:end-shape="id86" draw:end-glue-point="0" svg:d="M11161 14335l-1963 635" svg:viewBox="0 0 1964 636">
          <text:p/>
        </draw:connector>
        <draw:connector draw:style-name="gr2" draw:text-style-name="P3" draw:layer="measurelines" draw:type="line" svg:x1="12.431cm" svg:y1="14.335cm" svg:x2="14.399cm" svg:y2="14.97cm" draw:start-shape="id83" draw:start-glue-point="10" draw:end-shape="id87" draw:end-glue-point="0" svg:d="M12431 14335l1968 635" svg:viewBox="0 0 1969 636">
          <text:p/>
        </draw:connector>
        <draw:frame draw:style-name="gr8" draw:text-style-name="P9" xml:id="id87" draw:id="id87" draw:layer="measurelines" svg:width="1.397cm" svg:height="1.27cm" svg:x="13.701cm" svg:y="14.97cm">
          <draw:text-box>
            <text:p text:style-name="P8"><text:span text:style-name="T1">δ</text:span></text:p>
          </draw:text-box>
        </draw:frame>
        <draw:frame draw:style-name="gr8" draw:text-style-name="P14" xml:id="id86" draw:id="id86" draw:layer="measurelines" svg:width="1.386cm" svg:height="1.27cm" svg:x="8.505cm" svg:y="14.97cm">
          <draw:text-box>
            <text:p text:style-name="P8"><text:span text:style-name="T1">γ</text:span></text:p>
          </draw:text-box>
        </draw:frame>
        <draw:connector draw:style-name="gr2" draw:text-style-name="P3" draw:layer="measurelines" draw:type="line" svg:x1="13.701cm" svg:y1="11.794cm" svg:x2="8.435cm" svg:y2="12.616cm" draw:start-shape="id88" draw:start-glue-point="6" draw:end-shape="id81" draw:end-glue-point="11" svg:d="M13701 11794l-5266 822" svg:viewBox="0 0 5267 823">
          <text:p/>
        </draw:connector>
        <draw:connector draw:style-name="gr2" draw:text-style-name="P3" draw:layer="measurelines" draw:type="line" svg:x1="14.971cm" svg:y1="11.794cm" svg:x2="20.237cm" svg:y2="12.615cm" draw:end-shape="id78" draw:end-glue-point="5" svg:d="M14971 11794l5266 821" svg:viewBox="0 0 5267 822">
          <text:p/>
        </draw:connector>
        <draw:frame draw:style-name="gr14" draw:text-style-name="P19" draw:layer="measurelines" svg:width="8.573cm" svg:height="0.962cm" svg:x="12.112cm" svg:y="16.875cm">
          <draw:text-box>
            <text:p>new p_node = m_root</text:p>
          </draw:text-box>
        </draw:frame>
        <draw:frame draw:style-name="gr15" draw:text-style-name="P17" draw:layer="layout" svg:width="0.635cm" svg:height="0.962cm" svg:x="14.019cm" svg:y="4.8cm">
          <draw:text-box>
            <text:p text:style-name="P16"><text:span text:style-name="T2">c</text:span></text:p>
          </draw:text-box>
        </draw:frame>
        <draw:frame draw:style-name="gr14" draw:text-style-name="P17" draw:layer="layout" svg:width="0.635cm" svg:height="0.962cm" svg:x="14.019cm" svg:y="12.42cm">
          <draw:text-box>
            <text:p text:style-name="P16"><text:span text:style-name="T2">c</text:span></text:p>
          </draw:text-box>
        </draw:frame>
        <draw:frame draw:style-name="gr16" draw:text-style-name="P17" draw:layer="layout" svg:width="1.27cm" svg:height="0.962cm" svg:x="11.477cm" svg:y="14.96cm">
          <draw:text-box>
            <text:p text:style-name="P16"><text:span text:style-name="T2">c’</text:span></text:p>
          </draw:text-box>
        </draw:frame>
      </draw:page>
      <draw:page draw:name="Case 5" draw:style-name="dp1" draw:master-page-name="Default">
        <draw:custom-shape draw:style-name="gr1" draw:text-style-name="P2" xml:id="id89" draw:id="id89" draw:layer="layout" svg:width="1.27cm" svg:height="1.27cm" svg:x="14.97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4.175cm" svg:x2="9.704cm" svg:y2="4.996cm" draw:start-shape="id89" draw:start-glue-point="6" svg:d="M14970 4175l-5266 821" svg:viewBox="0 0 5267 822">
          <text:p/>
        </draw:connector>
        <draw:connector draw:style-name="gr2" draw:text-style-name="P3" draw:layer="measurelines" draw:type="line" svg:x1="16.24cm" svg:y1="4.175cm" svg:x2="21.506cm" svg:y2="4.997cm" draw:start-shape="id89" draw:start-glue-point="10" draw:end-shape="id90" draw:end-glue-point="5" svg:d="M16240 4175l5266 822" svg:viewBox="0 0 5267 823">
          <text:p/>
        </draw:connector>
        <draw:custom-shape draw:style-name="gr3" draw:text-style-name="P7" xml:id="id91" draw:id="id91" draw:layer="measurelines" svg:width="1.27cm" svg:height="1.27cm" svg:x="8.62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8.62cm" svg:y1="5.445cm" svg:x2="5.894cm" svg:y2="6.266cm" draw:start-shape="id91" draw:start-glue-point="6" draw:end-shape="id92" draw:end-glue-point="11" svg:d="M8620 5445l-2726 821" svg:viewBox="0 0 2727 822">
          <text:p/>
        </draw:connector>
        <draw:connector draw:style-name="gr2" draw:text-style-name="P3" draw:layer="measurelines" draw:type="line" svg:x1="9.89cm" svg:y1="5.445cm" svg:x2="12.616cm" svg:y2="6.266cm" draw:start-shape="id91" draw:start-glue-point="10" draw:end-shape="id93" draw:end-glue-point="5" svg:d="M9890 5445l2726 821" svg:viewBox="0 0 2727 822">
          <text:p/>
        </draw:connector>
        <draw:frame draw:style-name="gr5" draw:text-style-name="P9" draw:layer="measurelines" svg:width="2.83cm" svg:height="0.963cm" svg:x="7.985cm" svg:y="3.857cm">
          <draw:text-box>
            <text:p text:style-name="P8"><text:span text:style-name="T1">sibling</text:span></text:p>
          </draw:text-box>
        </draw:frame>
        <draw:custom-shape draw:style-name="gr1" draw:text-style-name="P10" xml:id="id92" draw:id="id92" draw:layer="measurelines" svg:width="1.27cm" svg:height="1.27cm" svg:x="4.81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4.81cm" svg:y1="6.715cm" svg:x2="2.968cm" svg:y2="7.35cm" draw:start-shape="id92" draw:start-glue-point="6" draw:end-shape="id94" draw:end-glue-point="0" svg:d="M4810 6715l-1842 635" svg:viewBox="0 0 1843 636">
          <text:p/>
        </draw:connector>
        <draw:connector draw:style-name="gr2" draw:text-style-name="P3" draw:layer="measurelines" draw:type="line" svg:x1="6.08cm" svg:y1="6.715cm" svg:x2="8.048cm" svg:y2="7.35cm" draw:start-shape="id92" draw:start-glue-point="10" draw:end-shape="id95" draw:end-glue-point="0" svg:d="M6080 6715l1968 635" svg:viewBox="0 0 1969 636">
          <text:p/>
        </draw:connector>
        <draw:frame draw:style-name="gr6" draw:text-style-name="P9" xml:id="id95" draw:id="id95" draw:layer="measurelines" svg:width="1.397cm" svg:height="1.201cm" svg:x="7.35cm" svg:y="7.35cm">
          <draw:text-box>
            <text:p text:style-name="P20"><text:span text:style-name="T4">ε</text:span></text:p>
          </draw:text-box>
        </draw:frame>
        <draw:frame draw:style-name="gr7" draw:text-style-name="P9" xml:id="id94" draw:id="id94" draw:layer="measurelines" svg:width="1.397cm" svg:height="1.191cm" svg:x="2.27cm" svg:y="7.35cm">
          <draw:text-box>
            <text:p text:style-name="P20"><text:span text:style-name="T4">ζ</text:span></text:p>
          </draw:text-box>
        </draw:frame>
        <draw:custom-shape draw:style-name="gr1" draw:text-style-name="P10" xml:id="id93" draw:id="id93" draw:layer="measurelines" svg:width="1.27cm" svg:height="1.27cm" svg:x="12.43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2.43cm" svg:y1="6.715cm" svg:x2="10.472cm" svg:y2="7.35cm" draw:start-shape="id93" draw:start-glue-point="6" draw:end-shape="id96" draw:end-glue-point="0" svg:d="M12430 6715l-1958 635" svg:viewBox="0 0 1959 636">
          <text:p/>
        </draw:connector>
        <draw:connector draw:style-name="gr2" draw:text-style-name="P3" draw:layer="measurelines" draw:type="line" svg:x1="13.7cm" svg:y1="6.715cm" svg:x2="15.668cm" svg:y2="7.35cm" draw:start-shape="id93" draw:start-glue-point="10" draw:end-shape="id97" draw:end-glue-point="0" svg:d="M13700 6715l1968 635" svg:viewBox="0 0 1969 636">
          <text:p/>
        </draw:connector>
        <draw:frame draw:style-name="gr8" draw:text-style-name="P9" xml:id="id97" draw:id="id97" draw:layer="measurelines" svg:width="1.397cm" svg:height="1.27cm" svg:x="14.97cm" svg:y="7.35cm">
          <draw:text-box>
            <text:p text:style-name="P20"><text:span text:style-name="T1">γ</text:span></text:p>
          </draw:text-box>
        </draw:frame>
        <draw:frame draw:style-name="gr8" draw:text-style-name="P9" xml:id="id96" draw:id="id96" draw:layer="measurelines" svg:width="1.397cm" svg:height="1.27cm" svg:x="9.774cm" svg:y="7.35cm">
          <draw:text-box>
            <text:p text:style-name="P20"><text:span text:style-name="T1">δ</text:span></text:p>
          </draw:text-box>
        </draw:frame>
        <draw:frame draw:style-name="gr9" draw:text-style-name="P11" draw:layer="measurelines" svg:width="12.383cm" svg:height="1.28cm" svg:x="8.659cm" svg:y="0.99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5.412cm 9.5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4.249cm" svg:y="2.27cm">
          <draw:text-box>
            <text:p text:style-name="P8"><text:span text:style-name="T2">Case 5</text:span></text:p>
          </draw:text-box>
        </draw:frame>
        <draw:custom-shape draw:style-name="gr1" draw:text-style-name="P5" xml:id="id90" draw:id="id90" draw:layer="layout" svg:width="1.27cm" svg:height="1.27cm" svg:x="21.32cm" svg:y="4.81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5.446cm" svg:x2="18.208cm" svg:y2="6.081cm" draw:start-shape="id90" draw:start-glue-point="6" draw:end-shape="id98" draw:end-glue-point="0" svg:d="M21320 5446l-3112 635" svg:viewBox="0 0 3113 636">
          <text:p/>
        </draw:connector>
        <draw:connector draw:style-name="gr2" draw:text-style-name="P3" draw:layer="layout" draw:type="line" svg:x1="22.59cm" svg:y1="5.446cm" svg:x2="25.701cm" svg:y2="6.081cm" draw:start-shape="id90" draw:start-glue-point="10" draw:end-shape="id99" draw:end-glue-point="0" svg:d="M22590 5446l3111 635" svg:viewBox="0 0 3112 636">
          <text:p/>
        </draw:connector>
        <draw:frame draw:style-name="gr4" draw:text-style-name="P9" xml:id="id99" draw:id="id99" draw:layer="layout" svg:width="1.397cm" svg:height="1.211cm" svg:x="25.003cm" svg:y="6.081cm">
          <draw:text-box>
            <text:p text:style-name="P20"><text:span text:style-name="T3">α</text:span></text:p>
          </draw:text-box>
        </draw:frame>
        <draw:frame draw:style-name="gr5" draw:text-style-name="P9" draw:layer="layout" svg:width="2.83cm" svg:height="0.963cm" svg:x="20.367cm" svg:y="3.779cm">
          <draw:text-box>
            <text:p text:style-name="P8"><text:span text:style-name="T1">p_node</text:span></text:p>
          </draw:text-box>
        </draw:frame>
        <draw:frame draw:style-name="gr4" draw:text-style-name="P13" xml:id="id98" draw:id="id98" draw:layer="layout" svg:width="1.397cm" svg:height="1.211cm" svg:x="17.51cm" svg:y="6.081cm">
          <draw:text-box>
            <text:p text:style-name="P8"><text:span text:style-name="T3">β</text:span></text:p>
          </draw:text-box>
        </draw:frame>
        <draw:connector draw:style-name="gr2" draw:text-style-name="P3" draw:layer="layout" draw:type="line" svg:x1="14.971cm" svg:y1="11.874cm" svg:x2="9.705cm" svg:y2="12.695cm" draw:end-shape="id100" draw:end-glue-point="11" svg:d="M14971 11874l-5266 821" svg:viewBox="0 0 5267 822">
          <text:p/>
        </draw:connector>
        <draw:custom-shape draw:style-name="gr1" draw:text-style-name="P5" xml:id="id100" draw:id="id100" draw:layer="layout" svg:width="1.27cm" svg:height="1.27cm" svg:x="8.621cm" svg:y="12.50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241cm" svg:y1="11.874cm" svg:x2="21.507cm" svg:y2="12.695cm" draw:end-shape="id101" draw:end-glue-point="5" svg:d="M16241 11874l5266 821" svg:viewBox="0 0 5267 822">
          <text:p/>
        </draw:connector>
        <draw:custom-shape draw:style-name="gr3" draw:text-style-name="P7" xml:id="id101" draw:id="id101" draw:layer="layout" svg:width="1.27cm" svg:height="1.27cm" svg:x="21.321cm" svg:y="12.509cm">
          <text:p text:style-name="P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1cm" svg:y1="13.144cm" svg:x2="18.595cm" svg:y2="13.965cm" draw:start-shape="id101" draw:start-glue-point="6" draw:end-shape="id102" draw:end-glue-point="11" svg:d="M21321 13144l-2726 821" svg:viewBox="0 0 2727 822">
          <text:p/>
        </draw:connector>
        <draw:connector draw:style-name="gr2" draw:text-style-name="P3" draw:layer="layout" draw:type="line" svg:x1="22.591cm" svg:y1="13.144cm" svg:x2="25.317cm" svg:y2="13.965cm" draw:start-shape="id101" draw:start-glue-point="10" draw:end-shape="id103" draw:end-glue-point="5" svg:d="M22591 13144l2726 821" svg:viewBox="0 0 2727 822">
          <text:p/>
        </draw:connector>
        <draw:connector draw:style-name="gr2" draw:text-style-name="P3" draw:layer="layout" draw:type="line" svg:x1="8.621cm" svg:y1="13.144cm" svg:x2="5.509cm" svg:y2="13.779cm" draw:start-shape="id100" draw:start-glue-point="6" draw:end-shape="id104" draw:end-glue-point="0" svg:d="M8621 13144l-3112 635" svg:viewBox="0 0 3113 636">
          <text:p/>
        </draw:connector>
        <draw:connector draw:style-name="gr2" draw:text-style-name="P3" draw:layer="layout" draw:type="line" svg:x1="9.891cm" svg:y1="13.144cm" svg:x2="13.002cm" svg:y2="13.779cm" draw:start-shape="id100" draw:start-glue-point="10" draw:end-shape="id105" draw:end-glue-point="0" svg:d="M9891 13144l3111 635" svg:viewBox="0 0 3112 636">
          <text:p/>
        </draw:connector>
        <draw:frame draw:style-name="gr4" draw:text-style-name="P9" xml:id="id105" draw:id="id105" draw:layer="layout" svg:width="1.397cm" svg:height="1.211cm" svg:x="12.304cm" svg:y="13.779cm">
          <draw:text-box>
            <text:p text:style-name="P20"><text:span text:style-name="T4">ε</text:span></text:p>
          </draw:text-box>
        </draw:frame>
        <draw:frame draw:style-name="gr5" draw:text-style-name="P9" draw:layer="layout" svg:width="2.83cm" svg:height="0.963cm" svg:x="24.177cm" svg:y="12.747cm">
          <draw:text-box>
            <text:p text:style-name="P8"><text:span text:style-name="T1">p_node</text:span></text:p>
          </draw:text-box>
        </draw:frame>
        <draw:frame draw:style-name="gr5" draw:text-style-name="P9" draw:layer="layout" svg:width="4.418cm" svg:height="0.963cm" svg:x="15.922cm" svg:y="12.747cm">
          <draw:text-box>
            <text:p text:style-name="P8"><text:span text:style-name="T1">new sibling</text:span></text:p>
          </draw:text-box>
        </draw:frame>
        <draw:custom-shape draw:style-name="gr1" draw:text-style-name="P10" xml:id="id102" draw:id="id102" draw:layer="layout" svg:width="1.27cm" svg:height="1.27cm" svg:x="17.511cm" svg:y="13.779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11cm" svg:y1="14.414cm" svg:x2="15.669cm" svg:y2="15.049cm" draw:start-shape="id102" draw:start-glue-point="6" draw:end-shape="id106" draw:end-glue-point="0" svg:d="M17511 14414l-1842 635" svg:viewBox="0 0 1843 636">
          <text:p/>
        </draw:connector>
        <draw:connector draw:style-name="gr2" draw:text-style-name="P3" draw:layer="layout" draw:type="line" svg:x1="18.781cm" svg:y1="14.414cm" svg:x2="20.749cm" svg:y2="15.049cm" draw:start-shape="id102" draw:start-glue-point="10" draw:end-shape="id107" draw:end-glue-point="0" svg:d="M18781 14414l1968 635" svg:viewBox="0 0 1969 636">
          <text:p/>
        </draw:connector>
        <draw:frame draw:style-name="gr6" draw:text-style-name="P9" xml:id="id107" draw:id="id107" draw:layer="layout" svg:width="1.397cm" svg:height="1.201cm" svg:x="20.051cm" svg:y="15.049cm">
          <draw:text-box>
            <text:p text:style-name="P20"><text:span text:style-name="T1">γ</text:span></text:p>
          </draw:text-box>
        </draw:frame>
        <draw:frame draw:style-name="gr7" draw:text-style-name="P9" xml:id="id106" draw:id="id106" draw:layer="layout" svg:width="1.397cm" svg:height="1.191cm" svg:x="14.971cm" svg:y="15.049cm">
          <draw:text-box>
            <text:p text:style-name="P20"><text:span text:style-name="T1">δ</text:span></text:p>
          </draw:text-box>
        </draw:frame>
        <draw:custom-shape draw:style-name="gr1" draw:text-style-name="P10" xml:id="id103" draw:id="id103" draw:layer="layout" svg:width="1.27cm" svg:height="1.27cm" svg:x="25.131cm" svg:y="13.779cm">
          <text:p text:style-name="P6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5.131cm" svg:y1="14.414cm" svg:x2="23.173cm" svg:y2="15.049cm" draw:start-shape="id103" draw:start-glue-point="6" draw:end-shape="id108" draw:end-glue-point="0" svg:d="M25131 14414l-1958 635" svg:viewBox="0 0 1959 636">
          <text:p/>
        </draw:connector>
        <draw:connector draw:style-name="gr2" draw:text-style-name="P3" draw:layer="layout" draw:type="line" svg:x1="26.401cm" svg:y1="14.414cm" svg:x2="28.369cm" svg:y2="15.049cm" draw:start-shape="id103" draw:start-glue-point="10" draw:end-shape="id109" draw:end-glue-point="0" svg:d="M26401 14414l1968 635" svg:viewBox="0 0 1969 636">
          <text:p/>
        </draw:connector>
        <draw:frame draw:style-name="gr8" draw:text-style-name="P9" xml:id="id109" draw:id="id109" draw:layer="layout" svg:width="1.397cm" svg:height="1.27cm" svg:x="27.671cm" svg:y="15.049cm">
          <draw:text-box>
            <text:p text:style-name="P20"><text:span text:style-name="T3">α</text:span></text:p>
          </draw:text-box>
        </draw:frame>
        <draw:frame draw:style-name="gr8" draw:text-style-name="P9" xml:id="id108" draw:id="id108" draw:layer="layout" svg:width="1.397cm" svg:height="1.27cm" svg:x="22.475cm" svg:y="15.049cm">
          <draw:text-box>
            <text:p text:style-name="P20"><text:span text:style-name="T1">β</text:span></text:p>
          </draw:text-box>
        </draw:frame>
        <draw:frame draw:style-name="gr4" draw:text-style-name="P13" xml:id="id104" draw:id="id104" draw:layer="layout" svg:width="1.397cm" svg:height="1.211cm" svg:x="4.811cm" svg:y="13.779cm">
          <draw:text-box>
            <text:p text:style-name="P20"><text:span text:style-name="T4">ζ</text:span></text:p>
          </draw:text-box>
        </draw:frame>
        <draw:custom-shape draw:style-name="gr1" draw:text-style-name="P2" draw:layer="layout" svg:width="1.27cm" svg:height="1.27cm" svg:x="14.971cm" svg:y="11.16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ase 6" draw:style-name="dp1" draw:master-page-name="Default">
        <draw:frame draw:style-name="gr9" draw:text-style-name="P22" draw:layer="measurelines" svg:width="12.383cm" svg:height="1.28cm" svg:x="8.66cm" svg:y="0.991cm">
          <draw:text-box>
            <text:p text:style-name="P21"><text:span text:style-name="T2">R</text:span><text:span text:style-name="T2">E</text:span><text:span text:style-name="T2">D</text:span><text:span text:style-name="T2">-</text:span><text:span text:style-name="T2">B</text:span><text:span text:style-name="T2">L</text:span><text:span text:style-name="T2">A</text:span><text:span text:style-name="T2">C</text:span><text:span text:style-name="T2">K</text:span><text:span text:style-name="T2">-</text:span><text:span text:style-name="T2">T</text:span><text:span text:style-name="T2">R</text:span><text:span text:style-name="T2">E</text:span><text:span text:style-name="T2">E</text:span><text:span text:style-name="T2">-</text:span><text:span text:style-name="T2">D</text:span><text:span text:style-name="T2">E</text:span><text:span text:style-name="T2">L</text:span><text:span text:style-name="T2">E</text:span><text:span text:style-name="T2">T</text:span><text:span text:style-name="T2">E</text:span><text:span text:style-name="T2">-</text:span><text:span text:style-name="T2">F</text:span><text:span text:style-name="T2">I</text:span><text:span text:style-name="T2">X</text:span><text:span text:style-name="T2">U</text:span><text:span text:style-name="T2">P</text:span></text:p>
          </draw:text-box>
        </draw:frame>
        <draw:custom-shape draw:style-name="gr10" draw:text-style-name="P12" draw:layer="measurelines" svg:width="0.952cm" svg:height="0.318cm" draw:transform="rotate (1.5707963267949) translate (15.413cm 9.5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2" draw:layer="measurelines" svg:width="3.461cm" svg:height="0.962cm" svg:x="14.25cm" svg:y="2.271cm">
          <draw:text-box>
            <text:p text:style-name="P21"><text:span text:style-name="T2">Case 6</text:span></text:p>
          </draw:text-box>
        </draw:frame>
        <draw:custom-shape draw:style-name="gr12" draw:text-style-name="P15" xml:id="id110" draw:id="id110" draw:layer="layout" svg:width="1.27cm" svg:height="1.27cm" svg:x="14.97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4.175cm" svg:x2="9.704cm" svg:y2="4.996cm" draw:start-shape="id110" draw:start-glue-point="6" svg:d="M14970 4175l-5266 821" svg:viewBox="0 0 5267 822">
          <text:p/>
        </draw:connector>
        <draw:connector draw:style-name="gr2" draw:text-style-name="P3" draw:layer="layout" draw:type="line" svg:x1="16.24cm" svg:y1="4.175cm" svg:x2="21.506cm" svg:y2="4.997cm" draw:start-shape="id110" draw:start-glue-point="10" draw:end-shape="id111" draw:end-glue-point="5" svg:d="M16240 4175l5266 822" svg:viewBox="0 0 5267 823">
          <text:p/>
        </draw:connector>
        <draw:custom-shape draw:style-name="gr1" draw:text-style-name="P10" xml:id="id112" draw:id="id112" draw:layer="layout" svg:width="1.27cm" svg:height="1.27cm" svg:x="8.62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62cm" svg:y1="5.445cm" svg:x2="5.894cm" svg:y2="6.266cm" draw:start-shape="id112" draw:start-glue-point="6" draw:end-shape="id113" draw:end-glue-point="11" svg:d="M8620 5445l-2726 821" svg:viewBox="0 0 2727 822">
          <text:p/>
        </draw:connector>
        <draw:connector draw:style-name="gr2" draw:text-style-name="P3" draw:layer="layout" draw:type="line" svg:x1="9.89cm" svg:y1="5.445cm" svg:x2="12.616cm" svg:y2="6.266cm" draw:start-shape="id112" draw:start-glue-point="10" draw:end-shape="id114" draw:end-glue-point="5" svg:d="M9890 5445l2726 821" svg:viewBox="0 0 2727 822">
          <text:p/>
        </draw:connector>
        <draw:frame draw:style-name="gr5" draw:text-style-name="P9" draw:layer="layout" svg:width="2.83cm" svg:height="0.963cm" svg:x="7.985cm" svg:y="3.857cm">
          <draw:text-box>
            <text:p text:style-name="P8"><text:span text:style-name="T1">s</text:span><text:span text:style-name="T1">i</text:span><text:span text:style-name="T1">b</text:span><text:span text:style-name="T1">li</text:span><text:span text:style-name="T1">n</text:span><text:span text:style-name="T1">g</text:span></text:p>
          </draw:text-box>
        </draw:frame>
        <draw:custom-shape draw:style-name="gr1" draw:text-style-name="P10" xml:id="id113" draw:id="id113" draw:layer="layout" svg:width="1.27cm" svg:height="1.27cm" svg:x="4.81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1cm" svg:y1="6.715cm" svg:x2="2.968cm" svg:y2="7.35cm" draw:start-shape="id113" draw:start-glue-point="6" draw:end-shape="id115" draw:end-glue-point="0" svg:d="M4810 6715l-1842 635" svg:viewBox="0 0 1843 636">
          <text:p/>
        </draw:connector>
        <draw:connector draw:style-name="gr2" draw:text-style-name="P3" draw:layer="layout" draw:type="line" svg:x1="6.08cm" svg:y1="6.715cm" svg:x2="8.048cm" svg:y2="7.35cm" draw:start-shape="id113" draw:start-glue-point="10" draw:end-shape="id116" draw:end-glue-point="0" svg:d="M6080 6715l1968 635" svg:viewBox="0 0 1969 636">
          <text:p/>
        </draw:connector>
        <draw:frame draw:style-name="gr6" draw:text-style-name="P9" xml:id="id116" draw:id="id116" draw:layer="layout" svg:width="1.397cm" svg:height="1.201cm" svg:x="7.35cm" svg:y="7.35cm">
          <draw:text-box>
            <text:p text:style-name="P20"><text:span text:style-name="T4">ε</text:span></text:p>
          </draw:text-box>
        </draw:frame>
        <draw:frame draw:style-name="gr7" draw:text-style-name="P9" xml:id="id115" draw:id="id115" draw:layer="layout" svg:width="1.397cm" svg:height="1.191cm" svg:x="2.27cm" svg:y="7.35cm">
          <draw:text-box>
            <text:p text:style-name="P20"><text:span text:style-name="T4">ζ</text:span></text:p>
          </draw:text-box>
        </draw:frame>
        <draw:custom-shape draw:style-name="gr1" draw:text-style-name="P10" xml:id="id114" draw:id="id114" draw:layer="layout" svg:width="1.27cm" svg:height="1.27cm" svg:x="12.43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3cm" svg:y1="6.715cm" svg:x2="10.472cm" svg:y2="7.35cm" draw:start-shape="id114" draw:start-glue-point="6" draw:end-shape="id117" draw:end-glue-point="0" svg:d="M12430 6715l-1958 635" svg:viewBox="0 0 1959 636">
          <text:p/>
        </draw:connector>
        <draw:connector draw:style-name="gr2" draw:text-style-name="P3" draw:layer="layout" draw:type="line" svg:x1="13.7cm" svg:y1="6.715cm" svg:x2="15.668cm" svg:y2="7.35cm" draw:start-shape="id114" draw:start-glue-point="10" draw:end-shape="id118" draw:end-glue-point="0" svg:d="M13700 6715l1968 635" svg:viewBox="0 0 1969 636">
          <text:p/>
        </draw:connector>
        <draw:frame draw:style-name="gr8" draw:text-style-name="P9" xml:id="id118" draw:id="id118" draw:layer="layout" svg:width="1.397cm" svg:height="1.27cm" svg:x="14.97cm" svg:y="7.35cm">
          <draw:text-box>
            <text:p text:style-name="P20"><text:span text:style-name="T1">γ</text:span></text:p>
          </draw:text-box>
        </draw:frame>
        <draw:frame draw:style-name="gr8" draw:text-style-name="P9" xml:id="id117" draw:id="id117" draw:layer="layout" svg:width="1.397cm" svg:height="1.27cm" svg:x="9.774cm" svg:y="7.35cm">
          <draw:text-box>
            <text:p text:style-name="P20"><text:span text:style-name="T1">δ</text:span></text:p>
          </draw:text-box>
        </draw:frame>
        <draw:custom-shape draw:style-name="gr1" draw:text-style-name="P5" xml:id="id111" draw:id="id111" draw:layer="layout" svg:width="1.27cm" svg:height="1.27cm" svg:x="21.32cm" svg:y="4.81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5.446cm" svg:x2="18.208cm" svg:y2="6.081cm" draw:start-shape="id111" draw:start-glue-point="6" draw:end-shape="id119" draw:end-glue-point="0" svg:d="M21320 5446l-3112 635" svg:viewBox="0 0 3113 636">
          <text:p/>
        </draw:connector>
        <draw:connector draw:style-name="gr2" draw:text-style-name="P3" draw:layer="layout" draw:type="line" svg:x1="22.59cm" svg:y1="5.446cm" svg:x2="25.701cm" svg:y2="6.081cm" draw:start-shape="id111" draw:start-glue-point="10" draw:end-shape="id120" draw:end-glue-point="0" svg:d="M22590 5446l3111 635" svg:viewBox="0 0 3112 636">
          <text:p/>
        </draw:connector>
        <draw:frame draw:style-name="gr4" draw:text-style-name="P9" xml:id="id120" draw:id="id120" draw:layer="layout" svg:width="1.397cm" svg:height="1.211cm" svg:x="25.003cm" svg:y="6.081cm">
          <draw:text-box>
            <text:p text:style-name="P20"><text:span text:style-name="T3">α</text:span></text:p>
          </draw:text-box>
        </draw:frame>
        <draw:frame draw:style-name="gr5" draw:text-style-name="P9" draw:layer="layout" svg:width="2.83cm" svg:height="0.963cm" svg:x="20.367cm" svg:y="3.779cm">
          <draw:text-box>
            <text:p text:style-name="P8"><text:span text:style-name="T1">p_node</text:span></text:p>
          </draw:text-box>
        </draw:frame>
        <draw:frame draw:style-name="gr4" draw:text-style-name="P13" xml:id="id119" draw:id="id119" draw:layer="layout" svg:width="1.397cm" svg:height="1.211cm" svg:x="17.51cm" svg:y="6.081cm">
          <draw:text-box>
            <text:p text:style-name="P8"><text:span text:style-name="T3">β</text:span></text:p>
          </draw:text-box>
        </draw:frame>
        <draw:custom-shape draw:style-name="gr12" draw:text-style-name="P15" xml:id="id121" draw:id="id121" draw:layer="layout" svg:width="1.27cm" svg:height="1.27cm" svg:x="14.97cm" svg:y="11.16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11.795cm" svg:x2="9.704cm" svg:y2="12.616cm" draw:start-shape="id121" draw:start-glue-point="6" svg:d="M14970 11795l-5266 821" svg:viewBox="0 0 5267 822">
          <text:p/>
        </draw:connector>
        <draw:connector draw:style-name="gr2" draw:text-style-name="P3" draw:layer="layout" draw:type="line" svg:x1="16.24cm" svg:y1="11.795cm" svg:x2="21.506cm" svg:y2="12.617cm" draw:start-shape="id121" draw:start-glue-point="10" draw:end-shape="id122" draw:end-glue-point="5" svg:d="M16240 11795l5266 822" svg:viewBox="0 0 5267 823">
          <text:p/>
        </draw:connector>
        <draw:custom-shape draw:style-name="gr3" draw:text-style-name="P7" xml:id="id123" draw:id="id123" draw:layer="layout" svg:width="1.27cm" svg:height="1.27cm" svg:x="8.62cm" svg:y="12.43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62cm" svg:y1="13.065cm" svg:x2="5.894cm" svg:y2="13.886cm" draw:start-shape="id123" draw:start-glue-point="6" draw:end-shape="id124" draw:end-glue-point="11" svg:d="M8620 13065l-2726 821" svg:viewBox="0 0 2727 822">
          <text:p/>
        </draw:connector>
        <draw:connector draw:style-name="gr2" draw:text-style-name="P3" draw:layer="layout" draw:type="line" svg:x1="9.89cm" svg:y1="13.065cm" svg:x2="12.616cm" svg:y2="13.886cm" draw:start-shape="id123" draw:start-glue-point="10" draw:end-shape="id125" draw:end-glue-point="5" svg:d="M9890 13065l2726 821" svg:viewBox="0 0 2727 822">
          <text:p/>
        </draw:connector>
        <draw:custom-shape draw:style-name="gr1" draw:text-style-name="P10" xml:id="id124" draw:id="id124" draw:layer="layout" svg:width="1.27cm" svg:height="1.27cm" svg:x="4.81cm" svg:y="13.7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1cm" svg:y1="14.335cm" svg:x2="2.968cm" svg:y2="14.97cm" draw:start-shape="id124" draw:start-glue-point="6" draw:end-shape="id126" draw:end-glue-point="0" svg:d="M4810 14335l-1842 635" svg:viewBox="0 0 1843 636">
          <text:p/>
        </draw:connector>
        <draw:connector draw:style-name="gr2" draw:text-style-name="P3" draw:layer="layout" draw:type="line" svg:x1="6.08cm" svg:y1="14.335cm" svg:x2="8.048cm" svg:y2="14.97cm" draw:start-shape="id124" draw:start-glue-point="10" draw:end-shape="id127" draw:end-glue-point="0" svg:d="M6080 14335l1968 635" svg:viewBox="0 0 1969 636">
          <text:p/>
        </draw:connector>
        <draw:frame draw:style-name="gr6" draw:text-style-name="P9" xml:id="id127" draw:id="id127" draw:layer="layout" svg:width="1.397cm" svg:height="1.201cm" svg:x="7.35cm" svg:y="14.97cm">
          <draw:text-box>
            <text:p text:style-name="P20"><text:span text:style-name="T4">ε</text:span></text:p>
          </draw:text-box>
        </draw:frame>
        <draw:frame draw:style-name="gr7" draw:text-style-name="P9" xml:id="id126" draw:id="id126" draw:layer="layout" svg:width="1.397cm" svg:height="1.191cm" svg:x="2.27cm" svg:y="14.97cm">
          <draw:text-box>
            <text:p text:style-name="P20"><text:span text:style-name="T4">ζ</text:span></text:p>
          </draw:text-box>
        </draw:frame>
        <draw:custom-shape draw:style-name="gr1" draw:text-style-name="P10" xml:id="id125" draw:id="id125" draw:layer="layout" svg:width="1.27cm" svg:height="1.27cm" svg:x="12.43cm" svg:y="13.7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3cm" svg:y1="14.335cm" svg:x2="10.472cm" svg:y2="14.97cm" draw:start-shape="id125" draw:start-glue-point="6" draw:end-shape="id128" draw:end-glue-point="0" svg:d="M12430 14335l-1958 635" svg:viewBox="0 0 1959 636">
          <text:p/>
        </draw:connector>
        <draw:connector draw:style-name="gr2" draw:text-style-name="P3" draw:layer="layout" draw:type="line" svg:x1="13.7cm" svg:y1="14.335cm" svg:x2="15.668cm" svg:y2="14.97cm" draw:start-shape="id125" draw:start-glue-point="10" draw:end-shape="id129" draw:end-glue-point="0" svg:d="M13700 14335l1968 635" svg:viewBox="0 0 1969 636">
          <text:p/>
        </draw:connector>
        <draw:frame draw:style-name="gr8" draw:text-style-name="P9" xml:id="id129" draw:id="id129" draw:layer="layout" svg:width="1.397cm" svg:height="1.27cm" svg:x="14.97cm" svg:y="14.97cm">
          <draw:text-box>
            <text:p text:style-name="P20"><text:span text:style-name="T1">γ</text:span></text:p>
          </draw:text-box>
        </draw:frame>
        <draw:frame draw:style-name="gr8" draw:text-style-name="P9" xml:id="id128" draw:id="id128" draw:layer="layout" svg:width="1.397cm" svg:height="1.27cm" svg:x="9.774cm" svg:y="14.97cm">
          <draw:text-box>
            <text:p text:style-name="P20"><text:span text:style-name="T1">δ</text:span></text:p>
          </draw:text-box>
        </draw:frame>
        <draw:custom-shape draw:style-name="gr1" draw:text-style-name="P5" xml:id="id122" draw:id="id122" draw:layer="layout" svg:width="1.27cm" svg:height="1.27cm" svg:x="21.32cm" svg:y="12.43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13.066cm" svg:x2="18.208cm" svg:y2="13.701cm" draw:start-shape="id122" draw:start-glue-point="6" draw:end-shape="id130" draw:end-glue-point="0" svg:d="M21320 13066l-3112 635" svg:viewBox="0 0 3113 636">
          <text:p/>
        </draw:connector>
        <draw:connector draw:style-name="gr2" draw:text-style-name="P3" draw:layer="layout" draw:type="line" svg:x1="22.59cm" svg:y1="13.066cm" svg:x2="25.701cm" svg:y2="13.701cm" draw:start-shape="id122" draw:start-glue-point="10" draw:end-shape="id131" draw:end-glue-point="0" svg:d="M22590 13066l3111 635" svg:viewBox="0 0 3112 636">
          <text:p/>
        </draw:connector>
        <draw:frame draw:style-name="gr4" draw:text-style-name="P9" xml:id="id131" draw:id="id131" draw:layer="layout" svg:width="1.397cm" svg:height="1.211cm" svg:x="25.003cm" svg:y="13.701cm">
          <draw:text-box>
            <text:p text:style-name="P20"><text:span text:style-name="T3">α</text:span></text:p>
          </draw:text-box>
        </draw:frame>
        <draw:frame draw:style-name="gr4" draw:text-style-name="P13" xml:id="id130" draw:id="id130" draw:layer="layout" svg:width="1.397cm" svg:height="1.211cm" svg:x="17.51cm" svg:y="13.701cm">
          <draw:text-box>
            <text:p text:style-name="P8"><text:span text:style-name="T3">β</text:span></text:p>
          </draw:text-box>
        </draw:frame>
        <draw:frame draw:style-name="gr15" draw:text-style-name="P17" draw:layer="layout" svg:width="0.635cm" svg:height="0.962cm" svg:x="15.287cm" svg:y="4.8cm">
          <draw:text-box>
            <text:p text:style-name="P16"><text:span text:style-name="T2">c</text:span></text:p>
          </draw:text-box>
        </draw:frame>
        <draw:frame draw:style-name="gr15" draw:text-style-name="P17" draw:layer="layout" svg:width="0.635cm" svg:height="0.962cm" svg:x="15.287cm" svg:y="12.42cm">
          <draw:text-box>
            <text:p text:style-name="P16"><text:span text:style-name="T2">c</text:span></text:p>
          </draw:text-box>
        </draw:frame>
        <draw:frame draw:style-name="gr13" draw:text-style-name="P9" draw:layer="layout" svg:width="5.37cm" svg:height="0.962cm" svg:x="13.065cm" svg:y="10.198cm">
          <draw:text-box>
            <text:p text:style-name="P8"><text:span text:style-name="T1">n</text:span><text:span text:style-name="T1">e</text:span><text:span text:style-name="T1">w</text:span><text:span text:style-name="T1"> </text:span><text:span text:style-name="T1">p</text:span><text:span text:style-name="T1">_</text:span><text:span text:style-name="T1">n</text:span><text:span text:style-name="T1">o</text:span><text:span text:style-name="T1">d</text:span><text:span text:style-name="T1">e</text:span></text:p>
          </draw:text-box>
        </draw:frame>
      </draw:page>
      <draw:page draw:name="Case 7" draw:style-name="dp1" draw:master-page-name="Default">
        <draw:frame draw:style-name="gr9" draw:text-style-name="P22" draw:layer="measurelines" svg:width="12.383cm" svg:height="1.28cm" svg:x="8.66cm" svg:y="0.991cm">
          <draw:text-box>
            <text:p text:style-name="P21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5.413cm 9.5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2" draw:layer="measurelines" svg:width="3.461cm" svg:height="0.962cm" svg:x="14.25cm" svg:y="2.271cm">
          <draw:text-box>
            <text:p text:style-name="P21"><text:span text:style-name="T2">Case 7</text:span></text:p>
          </draw:text-box>
        </draw:frame>
        <draw:custom-shape draw:style-name="gr12" draw:text-style-name="P15" xml:id="id132" draw:id="id132" draw:layer="layout" svg:width="1.27cm" svg:height="1.27cm" svg:x="14.97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4.175cm" svg:x2="9.704cm" svg:y2="4.996cm" draw:start-shape="id132" draw:start-glue-point="6" svg:d="M14970 4175l-5266 821" svg:viewBox="0 0 5267 822">
          <text:p/>
        </draw:connector>
        <draw:connector draw:style-name="gr2" draw:text-style-name="P3" draw:layer="layout" draw:type="line" svg:x1="16.24cm" svg:y1="4.175cm" svg:x2="21.506cm" svg:y2="4.997cm" draw:start-shape="id132" draw:start-glue-point="10" draw:end-shape="id133" draw:end-glue-point="5" svg:d="M16240 4175l5266 822" svg:viewBox="0 0 5267 823">
          <text:p/>
        </draw:connector>
        <draw:custom-shape draw:style-name="gr1" draw:text-style-name="P10" xml:id="id134" draw:id="id134" draw:layer="layout" svg:width="1.27cm" svg:height="1.27cm" svg:x="8.62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62cm" svg:y1="5.445cm" svg:x2="5.894cm" svg:y2="6.266cm" draw:start-shape="id134" draw:start-glue-point="6" draw:end-shape="id135" draw:end-glue-point="11" svg:d="M8620 5445l-2726 821" svg:viewBox="0 0 2727 822">
          <text:p/>
        </draw:connector>
        <draw:connector draw:style-name="gr2" draw:text-style-name="P3" draw:layer="layout" draw:type="line" svg:x1="9.89cm" svg:y1="5.445cm" svg:x2="12.616cm" svg:y2="6.266cm" draw:start-shape="id134" draw:start-glue-point="10" draw:end-shape="id136" draw:end-glue-point="5" svg:d="M9890 5445l2726 821" svg:viewBox="0 0 2727 822">
          <text:p/>
        </draw:connector>
        <draw:frame draw:style-name="gr5" draw:text-style-name="P9" draw:layer="layout" svg:width="2.83cm" svg:height="0.963cm" svg:x="7.985cm" svg:y="3.857cm">
          <draw:text-box>
            <text:p text:style-name="P8"><text:span text:style-name="T1">sibling</text:span></text:p>
          </draw:text-box>
        </draw:frame>
        <draw:custom-shape draw:style-name="gr1" draw:text-style-name="P10" xml:id="id135" draw:id="id135" draw:layer="layout" svg:width="1.27cm" svg:height="1.27cm" svg:x="4.81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1cm" svg:y1="6.715cm" svg:x2="2.968cm" svg:y2="7.35cm" draw:start-shape="id135" draw:start-glue-point="6" draw:end-shape="id137" draw:end-glue-point="0" svg:d="M4810 6715l-1842 635" svg:viewBox="0 0 1843 636">
          <text:p/>
        </draw:connector>
        <draw:connector draw:style-name="gr2" draw:text-style-name="P3" draw:layer="layout" draw:type="line" svg:x1="6.08cm" svg:y1="6.715cm" svg:x2="8.048cm" svg:y2="7.35cm" draw:start-shape="id135" draw:start-glue-point="10" draw:end-shape="id138" draw:end-glue-point="0" svg:d="M6080 6715l1968 635" svg:viewBox="0 0 1969 636">
          <text:p/>
        </draw:connector>
        <draw:frame draw:style-name="gr6" draw:text-style-name="P9" xml:id="id138" draw:id="id138" draw:layer="layout" svg:width="1.397cm" svg:height="1.201cm" svg:x="7.35cm" svg:y="7.35cm">
          <draw:text-box>
            <text:p text:style-name="P20"><text:span text:style-name="T4">ε</text:span></text:p>
          </draw:text-box>
        </draw:frame>
        <draw:frame draw:style-name="gr7" draw:text-style-name="P9" xml:id="id137" draw:id="id137" draw:layer="layout" svg:width="1.397cm" svg:height="1.191cm" svg:x="2.27cm" svg:y="7.35cm">
          <draw:text-box>
            <text:p text:style-name="P20"><text:span text:style-name="T4">ζ</text:span></text:p>
          </draw:text-box>
        </draw:frame>
        <draw:custom-shape draw:style-name="gr3" draw:text-style-name="P7" xml:id="id136" draw:id="id136" draw:layer="layout" svg:width="1.27cm" svg:height="1.27cm" svg:x="12.43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3cm" svg:y1="6.715cm" svg:x2="10.472cm" svg:y2="7.35cm" draw:start-shape="id136" draw:start-glue-point="6" draw:end-shape="id139" draw:end-glue-point="0" svg:d="M12430 6715l-1958 635" svg:viewBox="0 0 1959 636">
          <text:p/>
        </draw:connector>
        <draw:connector draw:style-name="gr2" draw:text-style-name="P3" draw:layer="layout" draw:type="line" svg:x1="13.7cm" svg:y1="6.715cm" svg:x2="15.668cm" svg:y2="7.35cm" draw:start-shape="id136" draw:start-glue-point="10" draw:end-shape="id140" draw:end-glue-point="0" svg:d="M13700 6715l1968 635" svg:viewBox="0 0 1969 636">
          <text:p/>
        </draw:connector>
        <draw:frame draw:style-name="gr8" draw:text-style-name="P9" xml:id="id140" draw:id="id140" draw:layer="layout" svg:width="1.397cm" svg:height="1.27cm" svg:x="14.97cm" svg:y="7.35cm">
          <draw:text-box>
            <text:p text:style-name="P20"><text:span text:style-name="T1">γ</text:span></text:p>
          </draw:text-box>
        </draw:frame>
        <draw:frame draw:style-name="gr8" draw:text-style-name="P9" xml:id="id139" draw:id="id139" draw:layer="layout" svg:width="1.397cm" svg:height="1.27cm" svg:x="9.774cm" svg:y="7.35cm">
          <draw:text-box>
            <text:p text:style-name="P20"><text:span text:style-name="T1">δ</text:span></text:p>
          </draw:text-box>
        </draw:frame>
        <draw:custom-shape draw:style-name="gr1" draw:text-style-name="P5" xml:id="id133" draw:id="id133" draw:layer="layout" svg:width="1.27cm" svg:height="1.27cm" svg:x="21.32cm" svg:y="4.81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5.446cm" svg:x2="18.208cm" svg:y2="6.081cm" draw:start-shape="id133" draw:start-glue-point="6" draw:end-shape="id141" draw:end-glue-point="0" svg:d="M21320 5446l-3112 635" svg:viewBox="0 0 3113 636">
          <text:p/>
        </draw:connector>
        <draw:connector draw:style-name="gr2" draw:text-style-name="P3" draw:layer="layout" draw:type="line" svg:x1="22.59cm" svg:y1="5.446cm" svg:x2="25.701cm" svg:y2="6.081cm" draw:start-shape="id133" draw:start-glue-point="10" draw:end-shape="id142" draw:end-glue-point="0" svg:d="M22590 5446l3111 635" svg:viewBox="0 0 3112 636">
          <text:p/>
        </draw:connector>
        <draw:frame draw:style-name="gr4" draw:text-style-name="P9" xml:id="id142" draw:id="id142" draw:layer="layout" svg:width="1.397cm" svg:height="1.211cm" svg:x="25.003cm" svg:y="6.081cm">
          <draw:text-box>
            <text:p text:style-name="P20"><text:span text:style-name="T3">α</text:span></text:p>
          </draw:text-box>
        </draw:frame>
        <draw:frame draw:style-name="gr5" draw:text-style-name="P9" draw:layer="layout" svg:width="2.83cm" svg:height="0.963cm" svg:x="20.367cm" svg:y="3.779cm">
          <draw:text-box>
            <text:p text:style-name="P8"><text:span text:style-name="T1">p_node</text:span></text:p>
          </draw:text-box>
        </draw:frame>
        <draw:frame draw:style-name="gr4" draw:text-style-name="P13" xml:id="id141" draw:id="id141" draw:layer="layout" svg:width="1.397cm" svg:height="1.211cm" svg:x="17.51cm" svg:y="6.081cm">
          <draw:text-box>
            <text:p text:style-name="P8"><text:span text:style-name="T3">β</text:span></text:p>
          </draw:text-box>
        </draw:frame>
        <draw:custom-shape draw:style-name="gr12" draw:text-style-name="P15" xml:id="id143" draw:id="id143" draw:layer="layout" svg:width="1.27cm" svg:height="1.27cm" svg:x="14.97cm" svg:y="11.16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11.795cm" svg:x2="9.704cm" svg:y2="12.616cm" draw:start-shape="id143" draw:start-glue-point="6" draw:end-shape="id144" draw:end-glue-point="11" svg:d="M14970 11795l-5266 821" svg:viewBox="0 0 5267 822">
          <text:p/>
        </draw:connector>
        <draw:connector draw:style-name="gr2" draw:text-style-name="P3" draw:layer="layout" draw:type="line" svg:x1="16.24cm" svg:y1="11.795cm" svg:x2="21.506cm" svg:y2="12.617cm" draw:start-shape="id143" draw:start-glue-point="10" draw:end-shape="id145" draw:end-glue-point="5" svg:d="M16240 11795l5266 822" svg:viewBox="0 0 5267 823">
          <text:p/>
        </draw:connector>
        <draw:custom-shape draw:style-name="gr3" draw:text-style-name="P7" xml:id="id146" draw:id="id146" draw:layer="layout" svg:width="1.27cm" svg:height="1.27cm" svg:x="4.81cm" svg:y="13.7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1cm" svg:y1="14.335cm" svg:x2="3.354cm" svg:y2="15.205cm" draw:start-shape="id146" draw:start-glue-point="6" draw:end-shape="id147" draw:end-glue-point="11" svg:d="M4810 14335l-1456 870" svg:viewBox="0 0 1457 871">
          <text:p/>
        </draw:connector>
        <draw:connector draw:style-name="gr2" draw:text-style-name="P3" draw:layer="layout" draw:type="line" svg:x1="6.08cm" svg:y1="14.335cm" svg:x2="8.048cm" svg:y2="14.97cm" draw:start-shape="id146" draw:start-glue-point="10" draw:end-shape="id148" draw:end-glue-point="0" svg:d="M6080 14335l1968 635" svg:viewBox="0 0 1969 636">
          <text:p/>
        </draw:connector>
        <draw:custom-shape draw:style-name="gr1" draw:text-style-name="P10" xml:id="id147" draw:id="id147" draw:layer="layout" svg:width="1.27cm" svg:height="1.27cm" svg:x="2.27cm" svg:y="15.019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27cm" svg:y1="15.654cm" svg:x2="1.571cm" svg:y2="16.607cm" draw:start-shape="id147" draw:start-glue-point="6" draw:end-shape="id149" draw:end-glue-point="0" svg:d="M2270 15654l-699 953" svg:viewBox="0 0 700 954">
          <text:p/>
        </draw:connector>
        <draw:connector draw:style-name="gr2" draw:text-style-name="P3" draw:layer="layout" draw:type="line" svg:x1="3.54cm" svg:y1="15.654cm" svg:x2="4.111cm" svg:y2="16.626cm" draw:start-shape="id147" draw:start-glue-point="10" draw:end-shape="id150" draw:end-glue-point="0" svg:d="M3540 15654l571 972" svg:viewBox="0 0 572 973">
          <text:p/>
        </draw:connector>
        <draw:frame draw:style-name="gr6" draw:text-style-name="P9" xml:id="id150" draw:id="id150" draw:layer="layout" svg:width="1.397cm" svg:height="1.201cm" svg:x="3.413cm" svg:y="16.626cm">
          <draw:text-box>
            <text:p text:style-name="P20"><text:span text:style-name="T4">ε</text:span></text:p>
          </draw:text-box>
        </draw:frame>
        <draw:frame draw:style-name="gr7" draw:text-style-name="P9" xml:id="id149" draw:id="id149" draw:layer="layout" svg:width="1.397cm" svg:height="1.191cm" svg:x="0.873cm" svg:y="16.607cm">
          <draw:text-box>
            <text:p text:style-name="P20"><text:span text:style-name="T4">ζ</text:span></text:p>
          </draw:text-box>
        </draw:frame>
        <draw:custom-shape draw:style-name="gr1" draw:text-style-name="P10" xml:id="id144" draw:id="id144" draw:layer="layout" svg:width="1.27cm" svg:height="1.27cm" svg:x="8.62cm" svg:y="12.43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62cm" svg:y1="13.065cm" svg:x2="5.894cm" svg:y2="13.886cm" draw:start-shape="id144" draw:start-glue-point="6" draw:end-shape="id146" draw:end-glue-point="11" svg:d="M8620 13065l-2726 821" svg:viewBox="0 0 2727 822">
          <text:p/>
        </draw:connector>
        <draw:connector draw:style-name="gr2" draw:text-style-name="P3" draw:layer="layout" draw:type="line" svg:x1="9.89cm" svg:y1="13.065cm" svg:x2="11.858cm" svg:y2="13.7cm" draw:start-shape="id144" draw:start-glue-point="10" draw:end-shape="id151" draw:end-glue-point="0" svg:d="M9890 13065l1968 635" svg:viewBox="0 0 1969 636">
          <text:p/>
        </draw:connector>
        <draw:frame draw:style-name="gr8" draw:text-style-name="P9" xml:id="id151" draw:id="id151" draw:layer="layout" svg:width="1.397cm" svg:height="1.27cm" svg:x="11.16cm" svg:y="13.7cm">
          <draw:text-box>
            <text:p text:style-name="P20"><text:span text:style-name="T1">γ</text:span></text:p>
          </draw:text-box>
        </draw:frame>
        <draw:frame draw:style-name="gr8" draw:text-style-name="P9" xml:id="id148" draw:id="id148" draw:layer="layout" svg:width="1.397cm" svg:height="1.27cm" svg:x="7.35cm" svg:y="14.97cm">
          <draw:text-box>
            <text:p text:style-name="P20"><text:span text:style-name="T1">δ</text:span></text:p>
          </draw:text-box>
        </draw:frame>
        <draw:custom-shape draw:style-name="gr1" draw:text-style-name="P5" xml:id="id145" draw:id="id145" draw:layer="layout" svg:width="1.27cm" svg:height="1.27cm" svg:x="21.32cm" svg:y="12.43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13.066cm" svg:x2="18.208cm" svg:y2="13.701cm" draw:start-shape="id145" draw:start-glue-point="6" draw:end-shape="id152" draw:end-glue-point="0" svg:d="M21320 13066l-3112 635" svg:viewBox="0 0 3113 636">
          <text:p/>
        </draw:connector>
        <draw:connector draw:style-name="gr2" draw:text-style-name="P3" draw:layer="layout" draw:type="line" svg:x1="22.59cm" svg:y1="13.066cm" svg:x2="25.701cm" svg:y2="13.701cm" draw:start-shape="id145" draw:start-glue-point="10" draw:end-shape="id153" draw:end-glue-point="0" svg:d="M22590 13066l3111 635" svg:viewBox="0 0 3112 636">
          <text:p/>
        </draw:connector>
        <draw:frame draw:style-name="gr4" draw:text-style-name="P9" xml:id="id153" draw:id="id153" draw:layer="layout" svg:width="1.397cm" svg:height="1.211cm" svg:x="25.003cm" svg:y="13.701cm">
          <draw:text-box>
            <text:p text:style-name="P20"><text:span text:style-name="T3">α</text:span></text:p>
          </draw:text-box>
        </draw:frame>
        <draw:frame draw:style-name="gr4" draw:text-style-name="P13" xml:id="id152" draw:id="id152" draw:layer="layout" svg:width="1.397cm" svg:height="1.211cm" svg:x="17.51cm" svg:y="13.701cm">
          <draw:text-box>
            <text:p text:style-name="P8"><text:span text:style-name="T3">β</text:span></text:p>
          </draw:text-box>
        </draw:frame>
        <draw:frame draw:style-name="gr5" draw:text-style-name="P9" draw:layer="layout" svg:width="4.445cm" svg:height="0.963cm" svg:x="7.032cm" svg:y="11.478cm">
          <draw:text-box>
            <text:p text:style-name="P8"><text:span text:style-name="T1">new sibling</text:span></text:p>
          </draw:text-box>
        </draw:frame>
        <draw:frame draw:style-name="gr5" draw:text-style-name="P9" draw:layer="layout" svg:width="2.83cm" svg:height="0.963cm" svg:x="20.685cm" svg:y="11.467cm">
          <draw:text-box>
            <text:p text:style-name="P8"><text:span text:style-name="T1">p_node</text:span></text:p>
          </draw:text-box>
        </draw:frame>
        <draw:frame draw:style-name="gr15" draw:text-style-name="P17" draw:layer="layout" svg:width="0.635cm" svg:height="0.962cm" svg:x="15.288cm" svg:y="4.8cm">
          <draw:text-box>
            <text:p text:style-name="P16"><text:span text:style-name="T2">c</text:span></text:p>
          </draw:text-box>
        </draw:frame>
        <draw:frame draw:style-name="gr15" draw:text-style-name="P17" draw:layer="layout" svg:width="0.635cm" svg:height="0.962cm" svg:x="15.288cm" svg:y="12.42cm">
          <draw:text-box>
            <text:p text:style-name="P16"><text:span text:style-name="T2">c</text:span></text:p>
          </draw:text-box>
        </draw:frame>
      </draw:page>
      <draw:page draw:name="Case 8" draw:style-name="dp1" draw:master-page-name="Default">
        <draw:custom-shape draw:style-name="gr12" draw:text-style-name="P15" xml:id="id154" draw:id="id154" draw:layer="layout" svg:width="1.27cm" svg:height="1.27cm" svg:x="14.97cm" svg:y="3.5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7cm" svg:y1="4.175cm" svg:x2="9.704cm" svg:y2="4.996cm" draw:start-shape="id154" draw:start-glue-point="6" svg:d="M14970 4175l-5266 821" svg:viewBox="0 0 5267 822">
          <text:p/>
        </draw:connector>
        <draw:connector draw:style-name="gr2" draw:text-style-name="P3" draw:layer="measurelines" draw:type="line" svg:x1="16.24cm" svg:y1="4.175cm" svg:x2="21.506cm" svg:y2="4.997cm" draw:start-shape="id154" draw:start-glue-point="10" draw:end-shape="id155" draw:end-glue-point="5" svg:d="M16240 4175l5266 822" svg:viewBox="0 0 5267 823">
          <text:p/>
        </draw:connector>
        <draw:custom-shape draw:style-name="gr1" draw:text-style-name="P10" xml:id="id156" draw:id="id156" draw:layer="measurelines" svg:width="1.27cm" svg:height="1.27cm" svg:x="8.62cm" svg:y="4.81cm">
          <text:p text:style-name="P6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8.62cm" svg:y1="5.445cm" svg:x2="5.894cm" svg:y2="6.266cm" draw:start-shape="id156" draw:start-glue-point="6" draw:end-shape="id157" draw:end-glue-point="11" svg:d="M8620 5445l-2726 821" svg:viewBox="0 0 2727 822">
          <text:p/>
        </draw:connector>
        <draw:connector draw:style-name="gr2" draw:text-style-name="P3" draw:layer="measurelines" draw:type="line" svg:x1="9.89cm" svg:y1="5.445cm" svg:x2="12.616cm" svg:y2="6.266cm" draw:start-shape="id156" draw:start-glue-point="10" draw:end-shape="id158" draw:end-glue-point="5" svg:d="M9890 5445l2726 821" svg:viewBox="0 0 2727 822">
          <text:p/>
        </draw:connector>
        <draw:frame draw:style-name="gr5" draw:text-style-name="P9" draw:layer="measurelines" svg:width="2.83cm" svg:height="0.963cm" svg:x="7.985cm" svg:y="3.857cm">
          <draw:text-box>
            <text:p text:style-name="P8"><text:span text:style-name="T1">sibling</text:span></text:p>
          </draw:text-box>
        </draw:frame>
        <draw:custom-shape draw:style-name="gr3" draw:text-style-name="P7" xml:id="id157" draw:id="id157" draw:layer="measurelines" svg:width="1.27cm" svg:height="1.27cm" svg:x="4.81cm" svg:y="6.08cm">
          <text:p text:style-name="P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4.81cm" svg:y1="6.715cm" svg:x2="2.968cm" svg:y2="7.35cm" draw:start-shape="id157" draw:start-glue-point="6" draw:end-shape="id159" draw:end-glue-point="0" svg:d="M4810 6715l-1842 635" svg:viewBox="0 0 1843 636">
          <text:p/>
        </draw:connector>
        <draw:connector draw:style-name="gr2" draw:text-style-name="P3" draw:layer="measurelines" draw:type="line" svg:x1="6.08cm" svg:y1="6.715cm" svg:x2="8.048cm" svg:y2="7.35cm" draw:start-shape="id157" draw:start-glue-point="10" draw:end-shape="id160" draw:end-glue-point="0" svg:d="M6080 6715l1968 635" svg:viewBox="0 0 1969 636">
          <text:p/>
        </draw:connector>
        <draw:frame draw:style-name="gr6" draw:text-style-name="P9" xml:id="id160" draw:id="id160" draw:layer="measurelines" svg:width="1.397cm" svg:height="1.201cm" svg:x="7.35cm" svg:y="7.35cm">
          <draw:text-box>
            <text:p text:style-name="P20"><text:span text:style-name="T4">ε</text:span></text:p>
          </draw:text-box>
        </draw:frame>
        <draw:frame draw:style-name="gr7" draw:text-style-name="P9" xml:id="id159" draw:id="id159" draw:layer="measurelines" svg:width="1.397cm" svg:height="1.191cm" svg:x="2.27cm" svg:y="7.35cm">
          <draw:text-box>
            <text:p text:style-name="P20"><text:span text:style-name="T4">ζ</text:span></text:p>
          </draw:text-box>
        </draw:frame>
        <draw:custom-shape draw:style-name="gr12" draw:text-style-name="P18" xml:id="id158" draw:id="id158" draw:layer="measurelines" svg:width="1.27cm" svg:height="1.27cm" svg:x="12.43cm" svg:y="6.08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measurelines" draw:type="line" svg:x1="12.43cm" svg:y1="6.715cm" svg:x2="10.472cm" svg:y2="7.35cm" draw:start-shape="id158" draw:start-glue-point="6" draw:end-shape="id161" draw:end-glue-point="0" svg:d="M12430 6715l-1958 635" svg:viewBox="0 0 1959 636">
          <text:p/>
        </draw:connector>
        <draw:connector draw:style-name="gr2" draw:text-style-name="P3" draw:layer="measurelines" draw:type="line" svg:x1="13.7cm" svg:y1="6.715cm" svg:x2="15.668cm" svg:y2="7.35cm" draw:start-shape="id158" draw:start-glue-point="10" draw:end-shape="id162" draw:end-glue-point="0" svg:d="M13700 6715l1968 635" svg:viewBox="0 0 1969 636">
          <text:p/>
        </draw:connector>
        <draw:frame draw:style-name="gr8" draw:text-style-name="P9" xml:id="id162" draw:id="id162" draw:layer="measurelines" svg:width="1.397cm" svg:height="1.27cm" svg:x="14.97cm" svg:y="7.35cm">
          <draw:text-box>
            <text:p text:style-name="P20"><text:span text:style-name="T1">γ</text:span></text:p>
          </draw:text-box>
        </draw:frame>
        <draw:frame draw:style-name="gr8" draw:text-style-name="P9" xml:id="id161" draw:id="id161" draw:layer="measurelines" svg:width="1.397cm" svg:height="1.27cm" svg:x="9.774cm" svg:y="7.35cm">
          <draw:text-box>
            <text:p text:style-name="P20"><text:span text:style-name="T1">δ</text:span></text:p>
          </draw:text-box>
        </draw:frame>
        <draw:frame draw:style-name="gr9" draw:text-style-name="P11" draw:layer="measurelines" svg:width="12.383cm" svg:height="1.28cm" svg:x="8.659cm" svg:y="0.99cm">
          <draw:text-box>
            <text:p text:style-name="P8"><text:span text:style-name="T2">RED-BLACK-TREE-DELETE-FIXUP</text:span></text:p>
          </draw:text-box>
        </draw:frame>
        <draw:custom-shape draw:style-name="gr10" draw:text-style-name="P12" draw:layer="measurelines" svg:width="0.952cm" svg:height="0.318cm" draw:transform="rotate (1.5707963267949) translate (15.412cm 9.5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measurelines" svg:width="3.461cm" svg:height="0.962cm" svg:x="14.249cm" svg:y="2.27cm">
          <draw:text-box>
            <text:p text:style-name="P8"><text:span text:style-name="T2">Case 8</text:span></text:p>
          </draw:text-box>
        </draw:frame>
        <draw:custom-shape draw:style-name="gr1" draw:text-style-name="P5" xml:id="id155" draw:id="id155" draw:layer="layout" svg:width="1.27cm" svg:height="1.27cm" svg:x="21.32cm" svg:y="4.811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cm" svg:y1="5.446cm" svg:x2="18.208cm" svg:y2="6.081cm" draw:start-shape="id155" draw:start-glue-point="6" draw:end-shape="id163" draw:end-glue-point="0" svg:d="M21320 5446l-3112 635" svg:viewBox="0 0 3113 636">
          <text:p/>
        </draw:connector>
        <draw:connector draw:style-name="gr2" draw:text-style-name="P3" draw:layer="layout" draw:type="line" svg:x1="22.59cm" svg:y1="5.446cm" svg:x2="25.701cm" svg:y2="6.081cm" draw:start-shape="id155" draw:start-glue-point="10" draw:end-shape="id164" draw:end-glue-point="0" svg:d="M22590 5446l3111 635" svg:viewBox="0 0 3112 636">
          <text:p/>
        </draw:connector>
        <draw:frame draw:style-name="gr4" draw:text-style-name="P9" xml:id="id164" draw:id="id164" draw:layer="layout" svg:width="1.397cm" svg:height="1.211cm" svg:x="25.003cm" svg:y="6.081cm">
          <draw:text-box>
            <text:p text:style-name="P20"><text:span text:style-name="T3">α</text:span></text:p>
          </draw:text-box>
        </draw:frame>
        <draw:frame draw:style-name="gr5" draw:text-style-name="P9" draw:layer="layout" svg:width="2.83cm" svg:height="0.963cm" svg:x="20.367cm" svg:y="3.779cm">
          <draw:text-box>
            <text:p text:style-name="P8"><text:span text:style-name="T1">p_node</text:span></text:p>
          </draw:text-box>
        </draw:frame>
        <draw:frame draw:style-name="gr4" draw:text-style-name="P13" xml:id="id163" draw:id="id163" draw:layer="layout" svg:width="1.397cm" svg:height="1.211cm" svg:x="17.51cm" svg:y="6.081cm">
          <draw:text-box>
            <text:p text:style-name="P8"><text:span text:style-name="T3">β</text:span></text:p>
          </draw:text-box>
        </draw:frame>
        <draw:connector draw:style-name="gr2" draw:text-style-name="P3" draw:layer="layout" draw:type="line" svg:x1="14.971cm" svg:y1="11.874cm" svg:x2="9.705cm" svg:y2="12.695cm" draw:end-shape="id165" draw:end-glue-point="11" svg:d="M14971 11874l-5266 821" svg:viewBox="0 0 5267 822">
          <text:p/>
        </draw:connector>
        <draw:custom-shape draw:style-name="gr1" draw:text-style-name="P5" xml:id="id165" draw:id="id165" draw:layer="layout" svg:width="1.27cm" svg:height="1.27cm" svg:x="8.621cm" svg:y="12.50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241cm" svg:y1="11.874cm" svg:x2="21.507cm" svg:y2="12.695cm" draw:end-shape="id166" draw:end-glue-point="5" svg:d="M16241 11874l5266 821" svg:viewBox="0 0 5267 822">
          <text:p/>
        </draw:connector>
        <draw:custom-shape draw:style-name="gr1" draw:text-style-name="P10" xml:id="id166" draw:id="id166" draw:layer="layout" svg:width="1.27cm" svg:height="1.27cm" svg:x="21.321cm" svg:y="12.509cm">
          <text:p text:style-name="P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1.321cm" svg:y1="13.144cm" svg:x2="18.595cm" svg:y2="13.965cm" draw:start-shape="id166" draw:start-glue-point="6" draw:end-shape="id167" draw:end-glue-point="11" svg:d="M21321 13144l-2726 821" svg:viewBox="0 0 2727 822">
          <text:p/>
        </draw:connector>
        <draw:connector draw:style-name="gr2" draw:text-style-name="P3" draw:layer="layout" draw:type="line" svg:x1="22.591cm" svg:y1="13.144cm" svg:x2="25.317cm" svg:y2="13.965cm" draw:start-shape="id166" draw:start-glue-point="10" draw:end-shape="id168" draw:end-glue-point="5" svg:d="M22591 13144l2726 821" svg:viewBox="0 0 2727 822">
          <text:p/>
        </draw:connector>
        <draw:connector draw:style-name="gr2" draw:text-style-name="P3" draw:layer="layout" draw:type="line" svg:x1="8.621cm" svg:y1="13.144cm" svg:x2="5.509cm" svg:y2="13.779cm" draw:start-shape="id165" draw:start-glue-point="6" draw:end-shape="id169" draw:end-glue-point="0" svg:d="M8621 13144l-3112 635" svg:viewBox="0 0 3113 636">
          <text:p/>
        </draw:connector>
        <draw:connector draw:style-name="gr2" draw:text-style-name="P3" draw:layer="layout" draw:type="line" svg:x1="9.891cm" svg:y1="13.144cm" svg:x2="13.002cm" svg:y2="13.779cm" draw:start-shape="id165" draw:start-glue-point="10" draw:end-shape="id170" draw:end-glue-point="0" svg:d="M9891 13144l3111 635" svg:viewBox="0 0 3112 636">
          <text:p/>
        </draw:connector>
        <draw:frame draw:style-name="gr4" draw:text-style-name="P9" xml:id="id170" draw:id="id170" draw:layer="layout" svg:width="1.397cm" svg:height="1.211cm" svg:x="12.304cm" svg:y="13.779cm">
          <draw:text-box>
            <text:p text:style-name="P20"><text:span text:style-name="T4">ε</text:span></text:p>
          </draw:text-box>
        </draw:frame>
        <draw:frame draw:style-name="gr5" draw:text-style-name="P9" draw:layer="layout" svg:width="2.83cm" svg:height="0.963cm" svg:x="24.177cm" svg:y="12.747cm">
          <draw:text-box>
            <text:p text:style-name="P8"><text:span text:style-name="T1">p_node</text:span></text:p>
          </draw:text-box>
        </draw:frame>
        <draw:frame draw:style-name="gr5" draw:text-style-name="P9" draw:layer="layout" svg:width="4.418cm" svg:height="0.963cm" svg:x="15.922cm" svg:y="12.747cm">
          <draw:text-box>
            <text:p text:style-name="P8"><text:span text:style-name="T1">new sibling</text:span></text:p>
          </draw:text-box>
        </draw:frame>
        <draw:custom-shape draw:style-name="gr12" draw:text-style-name="P18" xml:id="id167" draw:id="id167" draw:layer="layout" svg:width="1.27cm" svg:height="1.27cm" svg:x="17.511cm" svg:y="13.779cm">
          <text:p text:style-name="P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11cm" svg:y1="14.414cm" svg:x2="15.669cm" svg:y2="15.049cm" draw:start-shape="id167" draw:start-glue-point="6" draw:end-shape="id171" draw:end-glue-point="0" svg:d="M17511 14414l-1842 635" svg:viewBox="0 0 1843 636">
          <text:p/>
        </draw:connector>
        <draw:connector draw:style-name="gr2" draw:text-style-name="P3" draw:layer="layout" draw:type="line" svg:x1="18.781cm" svg:y1="14.414cm" svg:x2="20.749cm" svg:y2="15.049cm" draw:start-shape="id167" draw:start-glue-point="10" draw:end-shape="id172" draw:end-glue-point="0" svg:d="M18781 14414l1968 635" svg:viewBox="0 0 1969 636">
          <text:p/>
        </draw:connector>
        <draw:frame draw:style-name="gr6" draw:text-style-name="P9" xml:id="id172" draw:id="id172" draw:layer="layout" svg:width="1.397cm" svg:height="1.201cm" svg:x="20.051cm" svg:y="15.049cm">
          <draw:text-box>
            <text:p text:style-name="P20"><text:span text:style-name="T1">γ</text:span></text:p>
          </draw:text-box>
        </draw:frame>
        <draw:frame draw:style-name="gr7" draw:text-style-name="P9" xml:id="id171" draw:id="id171" draw:layer="layout" svg:width="1.397cm" svg:height="1.191cm" svg:x="14.971cm" svg:y="15.049cm">
          <draw:text-box>
            <text:p text:style-name="P20"><text:span text:style-name="T1">δ</text:span></text:p>
          </draw:text-box>
        </draw:frame>
        <draw:custom-shape draw:style-name="gr1" draw:text-style-name="P10" xml:id="id168" draw:id="id168" draw:layer="layout" svg:width="1.27cm" svg:height="1.27cm" svg:x="25.131cm" svg:y="13.779cm">
          <text:p text:style-name="P6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5.131cm" svg:y1="14.414cm" svg:x2="23.173cm" svg:y2="15.049cm" draw:start-shape="id168" draw:start-glue-point="6" draw:end-shape="id173" draw:end-glue-point="0" svg:d="M25131 14414l-1958 635" svg:viewBox="0 0 1959 636">
          <text:p/>
        </draw:connector>
        <draw:connector draw:style-name="gr2" draw:text-style-name="P3" draw:layer="layout" draw:type="line" svg:x1="26.401cm" svg:y1="14.414cm" svg:x2="28.369cm" svg:y2="15.049cm" draw:start-shape="id168" draw:start-glue-point="10" draw:end-shape="id174" draw:end-glue-point="0" svg:d="M26401 14414l1968 635" svg:viewBox="0 0 1969 636">
          <text:p/>
        </draw:connector>
        <draw:frame draw:style-name="gr8" draw:text-style-name="P9" xml:id="id174" draw:id="id174" draw:layer="layout" svg:width="1.397cm" svg:height="1.27cm" svg:x="27.671cm" svg:y="15.049cm">
          <draw:text-box>
            <text:p text:style-name="P20"><text:span text:style-name="T3">α</text:span></text:p>
          </draw:text-box>
        </draw:frame>
        <draw:frame draw:style-name="gr8" draw:text-style-name="P9" xml:id="id173" draw:id="id173" draw:layer="layout" svg:width="1.397cm" svg:height="1.27cm" svg:x="22.475cm" svg:y="15.049cm">
          <draw:text-box>
            <text:p text:style-name="P20"><text:span text:style-name="T1">β</text:span></text:p>
          </draw:text-box>
        </draw:frame>
        <draw:frame draw:style-name="gr4" draw:text-style-name="P13" xml:id="id169" draw:id="id169" draw:layer="layout" svg:width="1.397cm" svg:height="1.211cm" svg:x="4.811cm" svg:y="13.779cm">
          <draw:text-box>
            <text:p text:style-name="P20"><text:span text:style-name="T4">ζ</text:span></text:p>
          </draw:text-box>
        </draw:frame>
        <draw:custom-shape draw:style-name="gr12" draw:text-style-name="P15" draw:layer="layout" svg:width="1.27cm" svg:height="1.27cm" svg:x="14.971cm" svg:y="11.16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9" draw:layer="layout" svg:width="8.573cm" svg:height="0.962cm" svg:x="12.113cm" svg:y="16.875cm">
          <draw:text-box>
            <text:p>new p_node = m_root</text:p>
          </draw:text-box>
        </draw:frame>
        <draw:frame draw:style-name="gr15" draw:text-style-name="P17" draw:layer="layout" svg:width="0.635cm" svg:height="0.962cm" svg:x="15.288cm" svg:y="4.8cm">
          <draw:text-box>
            <text:p text:style-name="P16"><text:span text:style-name="T2">c</text:span></text:p>
          </draw:text-box>
        </draw:frame>
        <draw:frame draw:style-name="gr15" draw:text-style-name="P17" draw:layer="layout" svg:width="0.635cm" svg:height="0.962cm" svg:x="15.288cm" svg:y="12.42cm">
          <draw:text-box>
            <text:p text:style-name="P16"><text:span text:style-name="T2">c</text:span></text:p>
          </draw:text-box>
        </draw:frame>
        <draw:frame draw:style-name="gr15" draw:text-style-name="P17" draw:layer="layout" svg:width="1.27cm" svg:height="0.962cm" svg:x="17.51cm" svg:y="14.97cm">
          <draw:text-box>
            <text:p text:style-name="P16"><text:span text:style-name="T2">c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7T22:06:08.458260206</meta:creation-date>
    <dc:date>2021-11-08T03:28:28.097606217</dc:date>
    <meta:editing-duration>PT3H4M32S</meta:editing-duration>
    <meta:editing-cycles>91</meta:editing-cycles>
    <meta:generator>LibreOffice/7.2.2.2$Linux_X86_64 LibreOffice_project/20$Build-2</meta:generator>
    <meta:document-statistic meta:object-count="404"/>
  </office:meta>
</office:document-meta>
</file>